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8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9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10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21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22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23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26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2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0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3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3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4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3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3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8" style:family="text">
      <style:text-properties fo:font-size="10.50pt" fo:font-weight="normal" fo:font-family="'Courier 10 Pitch'" style:font-family-asian="'Courier 10 Pitch'" style:font-family-complex="'Courier 10 Pitch'" fo:background-color="transparent" fo:color="#808080"/>
    </style:style>
    <style:style style:name="T3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0" style:family="text">
      <style:text-properties fo:font-size="10.50pt" fo:font-weight="normal" fo:font-family="'Courier 10 Pitch'" style:font-family-asian="'Courier 10 Pitch'" style:font-family-complex="'Courier 10 Pitch'" fo:background-color="transparent" fo:color="#777777"/>
    </style:style>
    <style:style style:name="T4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4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4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8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4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5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2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5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5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6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5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5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0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6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2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6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 text:display="none"/>
    </style:style>
    <style:style style:name="T68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69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 text:display="none"/>
    </style:style>
    <style:style style:name="T70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7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7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6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7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7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0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8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6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8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0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9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9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4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9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9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8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9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0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10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02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10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04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10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108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11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1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11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16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11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1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11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20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12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2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12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24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12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128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13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3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13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34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13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3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13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38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13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4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14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42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14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148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149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150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151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152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153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156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157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158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15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6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16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62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16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6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16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66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16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6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16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70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17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176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179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180" style:family="text">
      <style:text-properties fo:font-size="10.50pt" fo:font-weight="bold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18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8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18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86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18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8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18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90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19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9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19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94" style:family="text">
      <style:text-properties fo:font-size="10.50pt" fo:font-weight="normal" fo:font-family="'Courier 10 Pitch'" style:font-family-asian="'Courier 10 Pitch'" style:font-family-complex="'Courier 10 Pitch'" fo:background-color="transparent" fo:color="#808080"/>
    </style:style>
    <style:style style:name="T19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96" style:family="text">
      <style:text-properties fo:font-size="10.50pt" fo:font-weight="normal" fo:font-family="'Courier 10 Pitch'" style:font-family-asian="'Courier 10 Pitch'" style:font-family-complex="'Courier 10 Pitch'" fo:background-color="transparent" fo:color="#777777"/>
    </style:style>
    <style:style style:name="T19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9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19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00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20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0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0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04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20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0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0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08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20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1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1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12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21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1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1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16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21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18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219" style:family="text">
      <style:text-properties fo:font-size="10.50pt" fo:font-weight="normal" fo:font-family="'Courier 10 Pitch'" style:font-family-asian="'Courier 10 Pitch'" style:font-family-complex="'Courier 10 Pitch'" fo:background-color="transparent" fo:color="#777777"/>
    </style:style>
    <style:style style:name="T22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21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2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23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22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25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2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27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22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29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3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31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23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33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3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35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23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37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3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39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24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41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242" style:family="text">
      <style:text-properties fo:font-size="10.50pt" fo:font-weight="normal" fo:font-family="'Courier 10 Pitch'" style:font-family-asian="'Courier 10 Pitch'" style:font-family-complex="'Courier 10 Pitch'" fo:background-color="transparent" fo:color="#777777"/>
    </style:style>
    <style:style style:name="T24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4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4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46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24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4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4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50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25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5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5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54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25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5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5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58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25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6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6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62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26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64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265" style:family="text">
      <style:text-properties fo:font-size="10.50pt" fo:font-weight="normal" fo:font-family="'Courier 10 Pitch'" style:font-family-asian="'Courier 10 Pitch'" style:font-family-complex="'Courier 10 Pitch'" fo:background-color="transparent" fo:color="#777777"/>
    </style:style>
    <style:style style:name="T26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67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6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69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27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71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7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73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27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75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7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77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27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79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8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81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28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83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28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85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28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87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28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295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296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297" style:family="text">
      <style:text-properties fo:font-size="10.50pt" fo:font-weight="bold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style:use-window-font-color="true"/>
    </style:style>
    <style:style style:name="T298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29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0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30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02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30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0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30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06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30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0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30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1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31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12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31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1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31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16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31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1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31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20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32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2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32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24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32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2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32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28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32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30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33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338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339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340" style:family="text">
      <style:text-properties fo:font-size="10.50pt" fo:font-weight="bold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style:use-window-font-color="true"/>
    </style:style>
    <style:style style:name="T341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style:use-window-font-color="true"/>
    </style:style>
    <style:style style:name="T342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00"/>
    </style:style>
    <style:style style:name="T34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4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34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46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34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4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34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50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35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5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35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54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35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362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363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364" style:family="text">
      <style:text-properties fo:font-size="10.50pt" fo:font-weight="bold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style:use-window-font-color="true"/>
    </style:style>
    <style:style style:name="T365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368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36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7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37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72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37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7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37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76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37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7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37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80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38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386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389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390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391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392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393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394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39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9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39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398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39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0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0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02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40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0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0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06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40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410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411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14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41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1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1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20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42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2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2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24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42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2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2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28" style:family="text">
      <style:text-properties fo:font-size="10.50pt" fo:font-weight="normal" fo:font-family="'Courier 10 Pitch'" style:font-family-asian="'Courier 10 Pitch'" style:font-family-complex="'Courier 10 Pitch'" fo:background-color="transparent" fo:color="#808080"/>
    </style:style>
    <style:style style:name="T42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30" style:family="text">
      <style:text-properties fo:font-size="10.50pt" fo:font-weight="normal" fo:font-family="'Courier 10 Pitch'" style:font-family-asian="'Courier 10 Pitch'" style:font-family-complex="'Courier 10 Pitch'" fo:background-color="transparent" fo:color="#777777"/>
    </style:style>
    <style:style style:name="T43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3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3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34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43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3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3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38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43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4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4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42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44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4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4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46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44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48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449" style:family="text">
      <style:text-properties fo:font-size="10.50pt" fo:font-weight="normal" fo:font-family="'Courier 10 Pitch'" style:font-family-asian="'Courier 10 Pitch'" style:font-family-complex="'Courier 10 Pitch'" fo:background-color="transparent" fo:color="#777777"/>
    </style:style>
    <style:style style:name="T45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51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5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53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45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55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5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57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45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59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6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61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46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63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6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65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46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67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468" style:family="text">
      <style:text-properties fo:font-size="10.50pt" fo:font-weight="normal" fo:font-family="'Courier 10 Pitch'" style:font-family-asian="'Courier 10 Pitch'" style:font-family-complex="'Courier 10 Pitch'" fo:background-color="transparent" fo:color="#777777"/>
    </style:style>
    <style:style style:name="T46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7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7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72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47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7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7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76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47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7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7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80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48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8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8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84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48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86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487" style:family="text">
      <style:text-properties fo:font-size="10.50pt" fo:font-weight="normal" fo:font-family="'Courier 10 Pitch'" style:font-family-asian="'Courier 10 Pitch'" style:font-family-complex="'Courier 10 Pitch'" fo:background-color="transparent" fo:color="#777777"/>
    </style:style>
    <style:style style:name="T48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89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9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91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49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93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9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95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49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97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49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499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50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01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50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03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50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05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50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509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512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515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516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517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518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51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2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52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22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52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2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52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26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52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2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52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3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53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32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53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3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53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36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53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3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53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40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54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4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54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44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54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46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54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50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55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54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5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57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56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61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56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63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56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65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56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67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56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69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57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71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57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575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578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579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582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583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5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0.50pt" fo:font-weight="bold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style:use-window-font-color="true"/>
    </style:style>
    <style:style style:name="T586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style:use-window-font-color="true"/>
    </style:style>
    <style:style style:name="T587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00"/>
    </style:style>
    <style:style style:name="T58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89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59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91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59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93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59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95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59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97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59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599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60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603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604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605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6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608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611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61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13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61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15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61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17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61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19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62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21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62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23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62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25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62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27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62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29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63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31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63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33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63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35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63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37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63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39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64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41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64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43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64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647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648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649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6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1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652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653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6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5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65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58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65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6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66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62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66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6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66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6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66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68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66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7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67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72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67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7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67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76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67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7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67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8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68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82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68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84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68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86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68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9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6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9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69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94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69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9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69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698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69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0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70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02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70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5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706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707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708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711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712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7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715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71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17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71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19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72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21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72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23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72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25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72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27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72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0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731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732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733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7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5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736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73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3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73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40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74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4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74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44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74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4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74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48" style:family="text">
      <style:text-properties fo:font-size="10.50pt" fo:font-weight="normal" fo:font-family="'Courier 10 Pitch'" style:font-family-asian="'Courier 10 Pitch'" style:font-family-complex="'Courier 10 Pitch'" fo:background-color="transparent" fo:color="#808080"/>
    </style:style>
    <style:style style:name="T74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50" style:family="text">
      <style:text-properties fo:font-size="10.50pt" fo:font-weight="normal" fo:font-family="'Courier 10 Pitch'" style:font-family-asian="'Courier 10 Pitch'" style:font-family-complex="'Courier 10 Pitch'" fo:background-color="transparent" fo:color="#777777"/>
    </style:style>
    <style:style style:name="T75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5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75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54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75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5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75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58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75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6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76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62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76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6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76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66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76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6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76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70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77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72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773" style:family="text">
      <style:text-properties fo:font-size="10.50pt" fo:font-weight="normal" fo:font-family="'Courier 10 Pitch'" style:font-family-asian="'Courier 10 Pitch'" style:font-family-complex="'Courier 10 Pitch'" fo:background-color="transparent" fo:color="#777777"/>
    </style:style>
    <style:style style:name="T77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75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77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77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77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79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78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81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78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83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78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85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78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87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78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89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79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91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79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93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79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95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79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7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8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799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80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01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8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04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80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7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80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09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1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11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81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13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1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15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81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17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1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19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82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2" style:family="text">
      <style:text-properties fo:font-size="10.50pt" fo:font-weight="bold" fo:font-family="'Courier 10 Pitch'" style:font-family-asian="'Courier 10 Pitch'" style:font-family-complex="'Courier 10 Pitch'" fo:background-color="transparent" style:use-window-font-color="true"/>
    </style:style>
    <style:style style:name="T823" style:family="text">
      <style:text-properties fo:font-size="10.50pt" fo:font-weight="bold" fo:font-family="'Courier 10 Pitch'" style:font-family-asian="'Courier 10 Pitch'" style:font-family-complex="'Courier 10 Pitch'" fo:background-color="transparent" fo:color="#2a00ff"/>
    </style:style>
    <style:style style:name="T824" style:family="text">
      <style:text-properties fo:font-size="10.50pt" fo:font-weight="normal" fo:font-family="'Courier 10 Pitch'" style:font-family-asian="'Courier 10 Pitch'" style:font-family-complex="'Courier 10 Pitch'" fo:background-color="transparent" fo:color="#2a00ff"/>
    </style:style>
    <style:style style:name="T825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8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7" style:family="text">
      <style:text-properties fo:font-size="10.50pt" fo:font-weight="normal" fo:font-family="'Courier 10 Pitch'" style:font-family-asian="'Courier 10 Pitch'" style:font-family-complex="'Courier 10 Pitch'" fo:background-color="transparent" fo:color="#2a00ff"/>
    </style:style>
    <style:style style:name="T828" style:family="text">
      <style:text-properties fo:font-size="10.50pt" fo:font-weight="bold" fo:font-family="'Courier 10 Pitch'" style:font-family-asian="'Courier 10 Pitch'" style:font-family-complex="'Courier 10 Pitch'" fo:background-color="transparent" fo:color="#2a00ff"/>
    </style:style>
    <style:style style:name="T829" style:family="text">
      <style:text-properties fo:font-size="10.50pt" fo:font-weight="normal" fo:font-family="'Courier 10 Pitch'" style:font-family-asian="'Courier 10 Pitch'" style:font-family-complex="'Courier 10 Pitch'" fo:background-color="transparent" fo:color="#2a00ff"/>
    </style:style>
    <style:style style:name="T8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3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3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34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83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3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3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38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83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4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4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42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843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8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5" style:family="text">
      <style:text-properties fo:font-size="10.50pt" fo:font-weight="bold" fo:font-family="'Arial Black'" style:font-family-asian="'Arial Black'" style:font-family-complex="'Arial Black'" fo:background-color="transparent" fo:color="#000000"/>
    </style:style>
    <style:style style:name="T846" style:family="text">
      <style:text-properties fo:font-size="10.50pt" fo:font-weight="bold" fo:font-family="'Arial Black'" style:font-family-asian="'Arial Black'" style:font-family-complex="'Arial Black'" fo:background-color="transparent" fo:color="#2a00ff"/>
    </style:style>
    <style:style style:name="T847" style:family="text">
      <style:text-properties fo:font-size="10.50pt" fo:font-weight="normal" fo:font-family="'Courier 10 Pitch'" style:font-family-asian="'Courier 10 Pitch'" style:font-family-complex="'Courier 10 Pitch'" fo:background-color="transparent" fo:color="#2a00ff"/>
    </style:style>
    <style:style style:name="T848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8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0" style:family="text">
      <style:text-properties fo:font-size="10.50pt" fo:font-weight="normal" fo:font-family="'Courier 10 Pitch'" style:font-family-asian="'Courier 10 Pitch'" style:font-family-complex="'Courier 10 Pitch'" fo:background-color="transparent" fo:color="#2a00ff"/>
    </style:style>
    <style:style style:name="T851" style:family="text">
      <style:text-properties fo:font-size="10.50pt" fo:font-weight="bold" fo:font-family="'Courier 10 Pitch'" style:font-family-asian="'Courier 10 Pitch'" style:font-family-complex="'Courier 10 Pitch'" fo:background-color="transparent" fo:color="#2a00ff"/>
    </style:style>
    <style:style style:name="T8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3" style:family="text">
      <style:text-properties fo:font-size="10.50pt" fo:font-weight="bold" fo:font-family="'Courier 10 Pitch'" style:font-family-asian="'Courier 10 Pitch'" style:font-family-complex="'Courier 10 Pitch'" fo:background-color="transparent" fo:color="#2a00ff"/>
    </style:style>
    <style:style style:name="T854" style:family="text">
      <style:text-properties fo:font-size="10.50pt" fo:font-weight="normal" fo:font-family="'Courier 10 Pitch'" style:font-family-asian="'Courier 10 Pitch'" style:font-family-complex="'Courier 10 Pitch'" fo:background-color="transparent" fo:color="#2a00ff"/>
    </style:style>
    <style:style style:name="T85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5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5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58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85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6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6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62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86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6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6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6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6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68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86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7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7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7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7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7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7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76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87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7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7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80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88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8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8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84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88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8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8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88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88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9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9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92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89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94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89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96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89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89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89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0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90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02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90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04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90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06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90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08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90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10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91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12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91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14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91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16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91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18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91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20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92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22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92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24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925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26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92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9" style:family="text">
      <style:text-properties fo:font-size="10.50pt" fo:font-weight="bold" fo:font-family="'Arial Black'" style:font-family-asian="'Arial Black'" style:font-family-complex="'Arial Black'" fo:background-color="transparent" fo:color="#000000"/>
    </style:style>
    <style:style style:name="T930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931" style:family="text">
      <style:text-properties fo:font-size="10.50pt" fo:font-weight="bold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00" text:display="none"/>
    </style:style>
    <style:style style:name="T932" style:family="text">
      <style:text-properties fo:font-size="10.50pt" fo:font-weight="bold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00"/>
    </style:style>
    <style:style style:name="T933" style:family="text">
      <style:text-properties fo:font-size="10.50pt" fo:font-weight="bold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00" text:display="none"/>
    </style:style>
    <style:style style:name="T934" style:family="text">
      <style:text-properties fo:font-size="10.50pt" fo:font-weight="bold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00"/>
    </style:style>
    <style:style style:name="T935" style:family="text">
      <style:text-properties fo:font-size="10.50pt" fo:font-weight="bold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00" text:display="none"/>
    </style:style>
    <style:style style:name="T936" style:family="text">
      <style:text-properties fo:font-size="10.50pt" fo:font-weight="bold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00"/>
    </style:style>
    <style:style style:name="T9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939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9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1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942" style:family="text">
      <style:text-properties fo:font-size="10.50pt" fo:font-weight="normal" fo:font-family="monospace" style:font-family-asian="monospace" style:font-family-complex="monospace" fo:background-color="transparent" fo:color="#000000"/>
    </style:style>
    <style:style style:name="T943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944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945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946" style:family="text">
      <style:text-properties fo:font-size="9.50pt" fo:font-weight="normal" fo:font-family="monospace" style:font-family-asian="monospace" style:font-family-complex="monospace" fo:background-color="transparent" fo:color="#0000ff"/>
    </style:style>
    <style:style style:name="T947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948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949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950" style:family="text">
      <style:text-properties fo:font-size="9.50pt" fo:font-weight="normal" fo:font-family="monospace" style:font-family-asian="monospace" style:font-family-complex="monospace" fo:background-color="transparent" fo:color="#4488aa"/>
    </style:style>
    <style:style style:name="T951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952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953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954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955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956" style:family="text">
      <style:text-properties fo:font-size="9.50pt" fo:font-weight="normal" fo:font-family="monospace" style:font-family-asian="monospace" style:font-family-complex="monospace" fo:background-color="transparent" fo:color="#4488aa"/>
    </style:style>
    <style:style style:name="T957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958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959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960" style:family="text">
      <style:text-properties fo:font-size="9.50pt" fo:font-weight="normal" fo:font-family="monospace" style:font-family-asian="monospace" style:font-family-complex="monospace" fo:background-color="transparent" fo:color="#4488aa"/>
    </style:style>
    <style:style style:name="T961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962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963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964" style:family="text">
      <style:text-properties fo:font-size="9.50pt" fo:font-weight="normal" fo:font-family="monospace" style:font-family-asian="monospace" style:font-family-complex="monospace" fo:background-color="transparent" fo:color="#4488aa"/>
    </style:style>
    <style:style style:name="T965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966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967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968" style:family="text">
      <style:text-properties fo:font-size="9.50pt" fo:font-weight="normal" fo:font-family="monospace" style:font-family-asian="monospace" style:font-family-complex="monospace" fo:background-color="transparent" fo:color="#4488aa"/>
    </style:style>
    <style:style style:name="T969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970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971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972" style:family="text">
      <style:text-properties fo:font-size="9.50pt" fo:font-weight="normal" fo:font-family="monospace" style:font-family-asian="monospace" style:font-family-complex="monospace" fo:background-color="transparent" fo:color="#770088"/>
    </style:style>
    <style:style style:name="T973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974" style:family="text">
      <style:text-properties fo:font-size="10.50pt" fo:font-weight="bold" fo:font-family="monospace" style:font-family-asian="monospace" style:font-family-complex="monospace" fo:background-color="transparent" fo:color="#000000"/>
    </style:style>
    <style:style style:name="T975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9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7" style:family="text">
      <style:text-properties fo:font-size="10.50pt" fo:font-weight="bold" fo:font-family="'Arial Black'" style:font-family-asian="'Arial Black'" style:font-family-complex="'Arial Black'" fo:background-color="#ffff00" fo:color="#000000"/>
    </style:style>
    <style:style style:name="T978" style:family="text">
      <style:text-properties fo:font-size="10.50pt" fo:font-weight="normal" fo:font-family="'Courier 10 Pitch'" style:font-family-asian="'Courier 10 Pitch'" style:font-family-complex="'Courier 10 Pitch'" fo:background-color="#ffff00" fo:color="#000000"/>
    </style:style>
    <style:style style:name="T979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#ffff00" fo:color="#0000ff"/>
    </style:style>
    <style:style style:name="T9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1" style:family="text">
      <style:text-properties fo:font-size="10.50pt" fo:font-weight="normal" fo:font-family="'Courier 10 Pitch'" style:font-family-asian="'Courier 10 Pitch'" style:font-family-complex="'Courier 10 Pitch'" fo:background-color="#ffff00" fo:color="#000000"/>
    </style:style>
    <style:style style:name="T9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3" style:family="text">
      <style:text-properties fo:font-size="10.50pt" fo:font-weight="normal" fo:font-family="'Courier 10 Pitch'" style:font-family-asian="'Courier 10 Pitch'" style:font-family-complex="'Courier 10 Pitch'" fo:background-color="#ffff00" fo:color="#000000"/>
    </style:style>
    <style:style style:name="T984" style:family="text">
      <style:text-properties fo:font-size="10.50pt" fo:font-weight="normal" fo:font-family="monospace" style:font-family-asian="monospace" style:font-family-complex="monospace" fo:background-color="#ffff00" fo:color="#000000"/>
    </style:style>
    <style:style style:name="T985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986" style:family="text">
      <style:text-properties fo:font-size="9.50pt" fo:font-weight="normal" fo:font-family="monospace" style:font-family-asian="monospace" style:font-family-complex="monospace" fo:background-color="#ffff00" fo:color="#ce7b00"/>
    </style:style>
    <style:style style:name="T987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988" style:family="text">
      <style:text-properties fo:font-size="9.50pt" fo:font-weight="normal" fo:font-family="monospace" style:font-family-asian="monospace" style:font-family-complex="monospace" fo:background-color="#ffff00" fo:color="#0000ff"/>
    </style:style>
    <style:style style:name="T989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990" style:family="text">
      <style:text-properties fo:font-size="9.50pt" fo:font-weight="normal" fo:font-family="monospace" style:font-family-asian="monospace" style:font-family-complex="monospace" fo:background-color="#ffff00" fo:color="#ce7b00"/>
    </style:style>
    <style:style style:name="T991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992" style:family="text">
      <style:text-properties fo:font-size="9.50pt" fo:font-weight="normal" fo:font-family="monospace" style:font-family-asian="monospace" style:font-family-complex="monospace" fo:background-color="#ffff00" fo:color="#4488aa"/>
    </style:style>
    <style:style style:name="T993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994" style:family="text">
      <style:text-properties fo:font-size="9.50pt" fo:font-weight="normal" fo:font-family="monospace" style:font-family-asian="monospace" style:font-family-complex="monospace" fo:background-color="#ffff00" fo:color="#ce7b00"/>
    </style:style>
    <style:style style:name="T995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996" style:family="text">
      <style:text-properties fo:font-size="8.00pt" fo:font-weight="normal" fo:font-family="monospace" style:font-family-asian="monospace" style:font-family-complex="monospace" fo:background-color="#ffff00" fo:color="#808080"/>
    </style:style>
    <style:style style:name="T997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998" style:family="text">
      <style:text-properties fo:font-size="9.50pt" fo:font-weight="normal" fo:font-family="monospace" style:font-family-asian="monospace" style:font-family-complex="monospace" fo:background-color="#ffff00" fo:color="#777777"/>
    </style:style>
    <style:style style:name="T999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00" style:family="text">
      <style:text-properties fo:font-size="9.50pt" fo:font-weight="normal" fo:font-family="monospace" style:font-family-asian="monospace" style:font-family-complex="monospace" fo:background-color="#ffff00" fo:color="#ce7b00"/>
    </style:style>
    <style:style style:name="T1001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02" style:family="text">
      <style:text-properties fo:font-size="9.50pt" fo:font-weight="normal" fo:font-family="monospace" style:font-family-asian="monospace" style:font-family-complex="monospace" fo:background-color="#ffff00" fo:color="#4488aa"/>
    </style:style>
    <style:style style:name="T1003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04" style:family="text">
      <style:text-properties fo:font-size="9.50pt" fo:font-weight="normal" fo:font-family="monospace" style:font-family-asian="monospace" style:font-family-complex="monospace" fo:background-color="#ffff00" fo:color="#ce7b00"/>
    </style:style>
    <style:style style:name="T1005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06" style:family="text">
      <style:text-properties fo:font-size="9.50pt" fo:font-weight="normal" fo:font-family="monospace" style:font-family-asian="monospace" style:font-family-complex="monospace" fo:background-color="#ffff00" fo:color="#4488aa"/>
    </style:style>
    <style:style style:name="T1007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08" style:family="text">
      <style:text-properties fo:font-size="9.50pt" fo:font-weight="normal" fo:font-family="monospace" style:font-family-asian="monospace" style:font-family-complex="monospace" fo:background-color="#ffff00" fo:color="#ce7b00"/>
    </style:style>
    <style:style style:name="T1009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10" style:family="text">
      <style:text-properties fo:font-size="9.50pt" fo:font-weight="normal" fo:font-family="monospace" style:font-family-asian="monospace" style:font-family-complex="monospace" fo:background-color="#ffff00" fo:color="#4488aa"/>
    </style:style>
    <style:style style:name="T1011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12" style:family="text">
      <style:text-properties fo:font-size="9.50pt" fo:font-weight="normal" fo:font-family="monospace" style:font-family-asian="monospace" style:font-family-complex="monospace" fo:background-color="#ffff00" fo:color="#ce7b00"/>
    </style:style>
    <style:style style:name="T1013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14" style:family="text">
      <style:text-properties fo:font-size="9.50pt" fo:font-weight="normal" fo:font-family="monospace" style:font-family-asian="monospace" style:font-family-complex="monospace" fo:background-color="#ffff00" fo:color="#4488aa"/>
    </style:style>
    <style:style style:name="T1015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16" style:family="text">
      <style:text-properties fo:font-size="9.50pt" fo:font-weight="normal" fo:font-family="monospace" style:font-family-asian="monospace" style:font-family-complex="monospace" fo:background-color="#ffff00" fo:color="#ce7b00"/>
    </style:style>
    <style:style style:name="T1017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18" style:family="text">
      <style:text-properties fo:font-size="9.50pt" fo:font-weight="normal" fo:font-family="monospace" style:font-family-asian="monospace" style:font-family-complex="monospace" fo:background-color="#ffff00" fo:color="#770088"/>
    </style:style>
    <style:style style:name="T1019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20" style:family="text">
      <style:text-properties fo:font-size="10.50pt" fo:font-weight="bold" fo:font-family="monospace" style:font-family-asian="monospace" style:font-family-complex="monospace" fo:background-color="#ffff00" fo:color="#000000"/>
    </style:style>
    <style:style style:name="T1021" style:family="text">
      <style:text-properties fo:font-size="9.50pt" fo:font-weight="normal" fo:font-family="monospace" style:font-family-asian="monospace" style:font-family-complex="monospace" fo:background-color="#ffff00" fo:color="#777777"/>
    </style:style>
    <style:style style:name="T1022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23" style:family="text">
      <style:text-properties fo:font-size="9.50pt" fo:font-weight="normal" fo:font-family="monospace" style:font-family-asian="monospace" style:font-family-complex="monospace" fo:background-color="#ffff00" fo:color="#ce7b00"/>
    </style:style>
    <style:style style:name="T1024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25" style:family="text">
      <style:text-properties fo:font-size="9.50pt" fo:font-weight="normal" fo:font-family="monospace" style:font-family-asian="monospace" style:font-family-complex="monospace" fo:background-color="#ffff00" fo:color="#4488aa"/>
    </style:style>
    <style:style style:name="T1026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27" style:family="text">
      <style:text-properties fo:font-size="9.50pt" fo:font-weight="normal" fo:font-family="monospace" style:font-family-asian="monospace" style:font-family-complex="monospace" fo:background-color="#ffff00" fo:color="#ce7b00"/>
    </style:style>
    <style:style style:name="T1028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29" style:family="text">
      <style:text-properties fo:font-size="9.50pt" fo:font-weight="normal" fo:font-family="monospace" style:font-family-asian="monospace" style:font-family-complex="monospace" fo:background-color="#ffff00" fo:color="#4488aa"/>
    </style:style>
    <style:style style:name="T1030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31" style:family="text">
      <style:text-properties fo:font-size="9.50pt" fo:font-weight="normal" fo:font-family="monospace" style:font-family-asian="monospace" style:font-family-complex="monospace" fo:background-color="#ffff00" fo:color="#ce7b00"/>
    </style:style>
    <style:style style:name="T1032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33" style:family="text">
      <style:text-properties fo:font-size="9.50pt" fo:font-weight="normal" fo:font-family="monospace" style:font-family-asian="monospace" style:font-family-complex="monospace" fo:background-color="#ffff00" fo:color="#4488aa"/>
    </style:style>
    <style:style style:name="T1034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35" style:family="text">
      <style:text-properties fo:font-size="9.50pt" fo:font-weight="normal" fo:font-family="monospace" style:font-family-asian="monospace" style:font-family-complex="monospace" fo:background-color="#ffff00" fo:color="#ce7b00"/>
    </style:style>
    <style:style style:name="T1036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37" style:family="text">
      <style:text-properties fo:font-size="9.50pt" fo:font-weight="normal" fo:font-family="monospace" style:font-family-asian="monospace" style:font-family-complex="monospace" fo:background-color="#ffff00" fo:color="#4488aa"/>
    </style:style>
    <style:style style:name="T1038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39" style:family="text">
      <style:text-properties fo:font-size="9.50pt" fo:font-weight="normal" fo:font-family="monospace" style:font-family-asian="monospace" style:font-family-complex="monospace" fo:background-color="#ffff00" fo:color="#ce7b00"/>
    </style:style>
    <style:style style:name="T1040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41" style:family="text">
      <style:text-properties fo:font-size="9.50pt" fo:font-weight="normal" fo:font-family="monospace" style:font-family-asian="monospace" style:font-family-complex="monospace" fo:background-color="#ffff00" fo:color="#770088"/>
    </style:style>
    <style:style style:name="T1042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43" style:family="text">
      <style:text-properties fo:font-size="10.50pt" fo:font-weight="bold" fo:font-family="monospace" style:font-family-asian="monospace" style:font-family-complex="monospace" fo:background-color="#ffff00" fo:color="#000000"/>
    </style:style>
    <style:style style:name="T1044" style:family="text">
      <style:text-properties fo:font-size="9.50pt" fo:font-weight="normal" fo:font-family="monospace" style:font-family-asian="monospace" style:font-family-complex="monospace" fo:background-color="#ffff00" fo:color="#000000"/>
    </style:style>
    <style:style style:name="T10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6" style:family="text">
      <style:text-properties fo:font-size="10.50pt" fo:font-weight="bold" fo:font-family="'Arial Black'" style:font-family-asian="'Arial Black'" style:font-family-complex="'Arial Black'" fo:background-color="transparent" fo:color="#000000"/>
    </style:style>
    <style:style style:name="T104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048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10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0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2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1053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054" style:family="text">
      <style:text-properties fo:font-size="10.50pt" fo:font-weight="normal" fo:font-family="monospace" style:font-family-asian="monospace" style:font-family-complex="monospace" fo:background-color="transparent" fo:color="#000000"/>
    </style:style>
    <style:style style:name="T1055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56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1057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58" style:family="text">
      <style:text-properties fo:font-size="9.50pt" fo:font-weight="normal" fo:font-family="monospace" style:font-family-asian="monospace" style:font-family-complex="monospace" fo:background-color="transparent" fo:color="#0000ff"/>
    </style:style>
    <style:style style:name="T1059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60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1061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62" style:family="text">
      <style:text-properties fo:font-size="9.50pt" fo:font-weight="normal" fo:font-family="monospace" style:font-family-asian="monospace" style:font-family-complex="monospace" fo:background-color="transparent" fo:color="#4488aa"/>
    </style:style>
    <style:style style:name="T1063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64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1065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66" style:family="text">
      <style:text-properties fo:font-size="8.00pt" fo:font-weight="normal" fo:font-family="monospace" style:font-family-asian="monospace" style:font-family-complex="monospace" fo:background-color="transparent" fo:color="#808080"/>
    </style:style>
    <style:style style:name="T1067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68" style:family="text">
      <style:text-properties fo:font-size="9.50pt" fo:font-weight="normal" fo:font-family="monospace" style:font-family-asian="monospace" style:font-family-complex="monospace" fo:background-color="transparent" fo:color="#777777"/>
    </style:style>
    <style:style style:name="T1069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70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1071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72" style:family="text">
      <style:text-properties fo:font-size="9.50pt" fo:font-weight="normal" fo:font-family="monospace" style:font-family-asian="monospace" style:font-family-complex="monospace" fo:background-color="transparent" fo:color="#4488aa"/>
    </style:style>
    <style:style style:name="T1073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74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1075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76" style:family="text">
      <style:text-properties fo:font-size="9.50pt" fo:font-weight="normal" fo:font-family="monospace" style:font-family-asian="monospace" style:font-family-complex="monospace" fo:background-color="transparent" fo:color="#4488aa"/>
    </style:style>
    <style:style style:name="T1077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78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1079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80" style:family="text">
      <style:text-properties fo:font-size="9.50pt" fo:font-weight="normal" fo:font-family="monospace" style:font-family-asian="monospace" style:font-family-complex="monospace" fo:background-color="transparent" fo:color="#4488aa"/>
    </style:style>
    <style:style style:name="T1081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82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1083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84" style:family="text">
      <style:text-properties fo:font-size="9.50pt" fo:font-weight="normal" fo:font-family="monospace" style:font-family-asian="monospace" style:font-family-complex="monospace" fo:background-color="transparent" fo:color="#4488aa"/>
    </style:style>
    <style:style style:name="T1085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86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1087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88" style:family="text">
      <style:text-properties fo:font-size="9.50pt" fo:font-weight="normal" fo:font-family="monospace" style:font-family-asian="monospace" style:font-family-complex="monospace" fo:background-color="transparent" fo:color="#770088"/>
    </style:style>
    <style:style style:name="T1089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90" style:family="text">
      <style:text-properties fo:font-size="10.50pt" fo:font-weight="bold" fo:font-family="monospace" style:font-family-asian="monospace" style:font-family-complex="monospace" fo:background-color="transparent" fo:color="#000000"/>
    </style:style>
    <style:style style:name="T1091" style:family="text">
      <style:text-properties fo:font-size="9.50pt" fo:font-weight="normal" fo:font-family="monospace" style:font-family-asian="monospace" style:font-family-complex="monospace" fo:background-color="transparent" fo:color="#777777"/>
    </style:style>
    <style:style style:name="T1092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93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1094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95" style:family="text">
      <style:text-properties fo:font-size="9.50pt" fo:font-weight="normal" fo:font-family="monospace" style:font-family-asian="monospace" style:font-family-complex="monospace" fo:background-color="transparent" fo:color="#4488aa"/>
    </style:style>
    <style:style style:name="T1096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97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1098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099" style:family="text">
      <style:text-properties fo:font-size="9.50pt" fo:font-weight="normal" fo:font-family="monospace" style:font-family-asian="monospace" style:font-family-complex="monospace" fo:background-color="transparent" fo:color="#4488aa"/>
    </style:style>
    <style:style style:name="T1100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101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1102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103" style:family="text">
      <style:text-properties fo:font-size="9.50pt" fo:font-weight="normal" fo:font-family="monospace" style:font-family-asian="monospace" style:font-family-complex="monospace" fo:background-color="transparent" fo:color="#4488aa"/>
    </style:style>
    <style:style style:name="T1104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105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1106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107" style:family="text">
      <style:text-properties fo:font-size="9.50pt" fo:font-weight="normal" fo:font-family="monospace" style:font-family-asian="monospace" style:font-family-complex="monospace" fo:background-color="transparent" fo:color="#4488aa"/>
    </style:style>
    <style:style style:name="T1108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109" style:family="text">
      <style:text-properties fo:font-size="9.50pt" fo:font-weight="normal" fo:font-family="monospace" style:font-family-asian="monospace" style:font-family-complex="monospace" fo:background-color="transparent" fo:color="#ce7b00"/>
    </style:style>
    <style:style style:name="T1110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111" style:family="text">
      <style:text-properties fo:font-size="9.50pt" fo:font-weight="normal" fo:font-family="monospace" style:font-family-asian="monospace" style:font-family-complex="monospace" fo:background-color="transparent" fo:color="#770088"/>
    </style:style>
    <style:style style:name="T1112" style:family="text">
      <style:text-properties fo:font-size="9.50pt" fo:font-weight="normal" fo:font-family="monospace" style:font-family-asian="monospace" style:font-family-complex="monospace" fo:background-color="transparent" fo:color="#000000"/>
    </style:style>
    <style:style style:name="T1113" style:family="text">
      <style:text-properties fo:font-size="10.50pt" fo:font-weight="bold" fo:font-family="monospace" style:font-family-asian="monospace" style:font-family-complex="monospace" fo:background-color="transparent" fo:color="#000000"/>
    </style:style>
    <style:style style:name="T1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5" style:family="text">
      <style:text-properties fo:font-size="10.50pt" fo:font-weight="bold" fo:font-family="monospace" style:font-family-asian="monospace" style:font-family-complex="monospace" fo:background-color="transparent" fo:color="#000000"/>
    </style:style>
    <style:style style:name="T1116" style:family="text">
      <style:text-properties fo:font-size="10.50pt" fo:font-weight="normal" fo:font-family="monospace" style:font-family-asian="monospace" style:font-family-complex="monospace" fo:background-color="transparent" fo:color="#000000"/>
    </style:style>
    <style:style style:name="T1117" style:family="text">
      <style:text-properties fo:font-size="10.50pt" fo:font-weight="normal" style:text-underline-mode="continuous" style:text-underline-type="single" style:text-underline-style="solid" style:text-underline-width="normal" fo:font-family="monospace" style:font-family-asian="monospace" style:font-family-complex="monospace" fo:background-color="transparent" fo:color="#0000ff"/>
    </style:style>
    <style:style style:name="T1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9" style:family="text">
      <style:text-properties fo:font-size="10.50pt" fo:font-weight="normal" fo:font-family="monospace" style:font-family-asian="monospace" style:font-family-complex="monospace" fo:background-color="transparent" fo:color="#000000"/>
    </style:style>
    <style:style style:name="T1120" style:family="text">
      <style:text-properties fo:font-size="10.50pt" fo:font-weight="bold" fo:font-family="monospace" style:font-family-asian="monospace" style:font-family-complex="monospace" fo:background-color="transparent" fo:color="#000000"/>
    </style:style>
    <style:style style:name="T1121" style:family="text">
      <style:text-properties fo:font-size="10.50pt" fo:font-weight="normal" fo:font-family="monospace" style:font-family-asian="monospace" style:font-family-complex="monospace" fo:background-color="transparent" fo:color="#000000"/>
    </style:style>
    <style:style style:name="T1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3" style:family="text">
      <style:text-properties fo:font-size="10.50pt" fo:font-weight="bold" fo:font-family="monospace" style:font-family-asian="monospace" style:font-family-complex="monospace" fo:background-color="transparent" fo:color="#000000"/>
    </style:style>
    <style:style style:name="T112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125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1126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127" style:family="text">
      <style:text-properties fo:font-size="10.50pt" fo:font-weight="normal" fo:font-family="'Courier 10 Pitch'" style:font-family-asian="'Courier 10 Pitch'" style:font-family-complex="'Courier 10 Pitch'" fo:background-color="transparent" fo:color="#0000ff"/>
    </style:style>
    <style:style style:name="T1128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129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1130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131" style:family="text">
      <style:text-properties fo:font-size="10.50pt" fo:font-weight="normal" fo:font-family="'Courier 10 Pitch'" style:font-family-asian="'Courier 10 Pitch'" style:font-family-complex="'Courier 10 Pitch'" fo:background-color="transparent" fo:color="#4488aa"/>
    </style:style>
    <style:style style:name="T1132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133" style:family="text">
      <style:text-properties fo:font-size="10.50pt" fo:font-weight="normal" fo:font-family="'Courier 10 Pitch'" style:font-family-asian="'Courier 10 Pitch'" style:font-family-complex="'Courier 10 Pitch'" fo:background-color="transparent" fo:color="#ce7b00"/>
    </style:style>
    <style:style style:name="T113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135" style:family="text">
      <style:text-properties fo:font-size="10.50pt" fo:font-weight="normal" fo:font-family="'Courier 10 Pitch'" style:font-family-asian="'Courier 10 Pitch'" style:font-family-complex="'Courier 10 Pitch'" fo:background-color="transparent" fo:color="#770088"/>
    </style:style>
    <style:style style:name="T1136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1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8" style:family="text">
      <style:text-properties fo:font-size="10.50pt" fo:font-weight="bold" fo:font-family="'Arial Black'" style:font-family-asian="'Arial Black'" style:font-family-complex="'Arial Black'" fo:background-color="transparent" fo:color="#000000"/>
    </style:style>
    <style:style style:name="T1139" style:family="text">
      <style:text-properties fo:font-size="10.50pt" fo:font-weight="bold" fo:font-family="'Arial Black'" style:font-family-asian="'Arial Black'" style:font-family-complex="'Arial Black'" fo:background-color="#ff0000" fo:color="#000000"/>
    </style:style>
    <style:style style:name="T1140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1141" style:family="text">
      <style:text-properties fo:font-size="10.50pt" fo:font-weight="bold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1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3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114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6" style:family="text">
      <style:text-properties fo:font-size="10.50pt" fo:font-weight="bold" fo:font-family="'Arial Black'" style:font-family-asian="'Arial Black'" style:font-family-complex="'Arial Black'" fo:background-color="transparent" style:use-window-font-color="true"/>
    </style:style>
    <style:style style:name="T1147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1148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 text:display="none"/>
    </style:style>
    <style:style style:name="T1149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1150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 text:display="none"/>
    </style:style>
    <style:style style:name="T1151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1152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 text:display="none"/>
    </style:style>
    <style:style style:name="T1153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1154" style:family="text">
      <style:text-properties fo:font-size="10.50pt" fo:font-weight="normal" fo:font-family="'Courier 10 Pitch'" style:font-family-asian="'Courier 10 Pitch'" style:font-family-complex="'Courier 10 Pitch'" fo:background-color="transparent" style:use-window-font-color="true"/>
    </style:style>
    <style:style style:name="T1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6" style:family="text">
      <style:text-properties fo:font-size="10.50pt" fo:font-weight="bold" fo:font-family="'Arial Black'" style:font-family-asian="'Arial Black'" style:font-family-complex="'Arial Black'" fo:background-color="#ffff00" fo:color="#000000"/>
    </style:style>
    <style:style style:name="T1157" style:family="text">
      <style:text-properties fo:font-size="10.50pt" fo:font-weight="normal" fo:font-family="'Courier 10 Pitch'" style:font-family-asian="'Courier 10 Pitch'" style:font-family-complex="'Courier 10 Pitch'" fo:background-color="#ffff00" fo:color="#000000"/>
    </style:style>
    <style:style style:name="T1158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#ffff00" fo:color="#0000ff"/>
    </style:style>
    <style:style style:name="T1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0" style:family="text">
      <style:text-properties fo:font-size="10.50pt" fo:font-weight="normal" fo:font-family="'Courier 10 Pitch'" style:font-family-asian="'Courier 10 Pitch'" style:font-family-complex="'Courier 10 Pitch'" fo:background-color="#ffff00" fo:color="#000000"/>
    </style:style>
    <style:style style:name="T1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2" style:family="text">
      <style:text-properties fo:font-size="10.50pt" fo:font-weight="bold" fo:font-family="'Arial Black'" style:font-family-asian="'Arial Black'" style:font-family-complex="'Arial Black'" fo:background-color="transparent" fo:color="#000000"/>
    </style:style>
    <style:style style:name="T1163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1164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165" style:family="text">
      <style:text-properties fo:font-size="10.50pt" fo:font-weight="normal" style:text-underline-mode="continuous" style:text-underline-type="single" style:text-underline-style="solid" style:text-underline-width="normal" fo:font-family="'Courier 10 Pitch'" style:font-family-asian="'Courier 10 Pitch'" style:font-family-complex="'Courier 10 Pitch'" fo:background-color="transparent" fo:color="#0000ff"/>
    </style:style>
    <style:style style:name="T1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7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168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1169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T1170" style:family="text">
      <style:text-properties fo:font-size="10.50pt" fo:font-weight="bold" fo:font-family="'Courier 10 Pitch'" style:font-family-asian="'Courier 10 Pitch'" style:font-family-complex="'Courier 10 Pitch'" fo:background-color="transparent" fo:color="#000000"/>
    </style:style>
    <style:style style:name="T1171" style:family="text">
      <style:text-properties fo:font-size="10.50pt" fo:font-weight="normal" fo:font-family="'Courier 10 Pitch'" style:font-family-asian="'Courier 10 Pitch'" style:font-family-complex="'Courier 10 Pitch'" fo:background-color="transparent" fo:color="#000000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bottom="3.75pt"/>
    </style:style>
    <style:style style:name="P4" style:family="paragraph">
      <style:paragraph-properties fo:line-height="100.00%" fo:text-align="left" fo:margin-left="18.75pt" fo:text-indent="0.00pt" fo:margin-bottom="3.75pt"/>
    </style:style>
    <style:style style:name="P5" style:family="paragraph">
      <style:paragraph-properties fo:line-height="100.00%" fo:text-align="left" fo:margin-bottom="3.75pt"/>
    </style:style>
    <style:style style:name="P6" style:family="paragraph">
      <style:paragraph-properties fo:line-height="100.00%" fo:text-align="left" fo:margin-left="37.50pt" fo:text-indent="0.00pt" fo:margin-bottom="3.75pt"/>
    </style:style>
    <style:style style:name="P7" style:family="paragraph">
      <style:paragraph-properties fo:line-height="100.00%" fo:text-align="left" fo:margin-bottom="3.75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bottom="3.75pt"/>
    </style:style>
    <style:style style:name="P10" style:family="paragraph">
      <style:paragraph-properties fo:line-height="100.00%" fo:text-align="left" fo:margin-left="18.75pt" fo:text-indent="0.00pt" fo:margin-bottom="3.75pt"/>
    </style:style>
    <style:style style:name="P11" style:family="paragraph">
      <style:paragraph-properties fo:line-height="100.00%" fo:text-align="left" fo:margin-bottom="3.75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bottom="3.75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bottom="3.75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bottom="3.75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bottom="3.75pt"/>
    </style:style>
    <style:style style:name="P20" style:family="paragraph">
      <style:paragraph-properties fo:line-height="100.00%" fo:text-align="left" fo:margin-left="18.75pt" fo:text-indent="0.00pt" fo:margin-bottom="3.75pt"/>
    </style:style>
    <style:style style:name="P21" style:family="paragraph">
      <style:paragraph-properties fo:line-height="100.00%" fo:text-align="left" fo:margin-bottom="3.75pt"/>
    </style:style>
    <style:style style:name="P22" style:family="paragraph">
      <style:paragraph-properties fo:line-height="100.00%" fo:text-align="left" fo:margin-left="37.50pt" fo:text-indent="0.00pt" fo:margin-bottom="3.75pt"/>
    </style:style>
    <style:style style:name="P23" style:family="paragraph">
      <style:paragraph-properties fo:line-height="100.00%" fo:text-align="left" fo:margin-bottom="3.75pt"/>
    </style:style>
    <style:style style:name="P24" style:family="paragraph">
      <style:paragraph-properties fo:line-height="100.00%" fo:text-align="left" fo:margin-left="18.75pt" fo:text-indent="0.00pt" fo:margin-bottom="3.75pt"/>
    </style:style>
    <style:style style:name="P25" style:family="paragraph">
      <style:paragraph-properties fo:line-height="100.00%" fo:text-align="left" fo:margin-bottom="3.75pt"/>
    </style:style>
    <style:style style:name="P26" style:family="paragraph">
      <style:paragraph-properties fo:line-height="100.00%" fo:text-align="left" fo:margin-left="37.50pt" fo:text-indent="0.00pt" fo:margin-bottom="3.75pt"/>
    </style:style>
    <style:style style:name="P27" style:family="paragraph">
      <style:paragraph-properties fo:line-height="100.00%" fo:text-align="left" fo:margin-bottom="3.75pt"/>
    </style:style>
    <style:style style:name="P28" style:family="paragraph">
      <style:paragraph-properties fo:line-height="100.00%" fo:text-align="left" fo:margin-left="18.75pt" fo:text-indent="0.00pt" fo:margin-bottom="3.75pt"/>
    </style:style>
    <style:style style:name="P29" style:family="paragraph">
      <style:paragraph-properties fo:line-height="100.00%" fo:text-align="left" fo:margin-bottom="3.75pt"/>
    </style:style>
    <style:style style:name="P30" style:family="paragraph">
      <style:paragraph-properties fo:line-height="100.00%" fo:text-align="left" fo:margin-left="37.50pt" fo:text-indent="0.00pt" fo:margin-bottom="3.75pt"/>
    </style:style>
    <style:style style:name="P31" style:family="paragraph">
      <style:paragraph-properties fo:line-height="100.00%" fo:text-align="left" fo:margin-bottom="3.75pt"/>
    </style:style>
    <style:style style:name="P32" style:family="paragraph">
      <style:paragraph-properties fo:line-height="100.00%" fo:text-align="left" fo:margin-left="18.75pt" fo:text-indent="0.00pt" fo:margin-bottom="3.75pt"/>
    </style:style>
    <style:style style:name="P33" style:family="paragraph">
      <style:paragraph-properties fo:line-height="100.00%" fo:text-align="left" fo:margin-bottom="3.75pt"/>
    </style:style>
    <style:style style:name="P34" style:family="paragraph">
      <style:paragraph-properties fo:line-height="100.00%" fo:text-align="left" fo:margin-left="37.50pt" fo:text-indent="0.00pt" fo:margin-bottom="3.75pt"/>
    </style:style>
    <style:style style:name="P35" style:family="paragraph">
      <style:paragraph-properties fo:line-height="100.00%" fo:text-align="left" fo:margin-bottom="3.75p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bottom="3.75pt"/>
    </style:style>
    <style:style style:name="P38" style:family="paragraph">
      <style:paragraph-properties fo:line-height="100.00%" fo:text-align="left" fo:margin-left="18.75pt" fo:text-indent="0.00pt" fo:margin-bottom="3.75pt"/>
    </style:style>
    <style:style style:name="P39" style:family="paragraph">
      <style:paragraph-properties fo:line-height="100.00%" fo:text-align="left" fo:margin-bottom="3.75p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bottom="3.75p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bottom="3.75p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bottom="3.75p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bottom="3.75pt"/>
    </style:style>
    <style:style style:name="P48" style:family="paragraph">
      <style:paragraph-properties fo:line-height="100.00%" fo:text-align="left" fo:margin-left="18.75pt" fo:text-indent="0.00pt" fo:margin-bottom="3.75pt"/>
    </style:style>
    <style:style style:name="P49" style:family="paragraph">
      <style:paragraph-properties fo:line-height="100.00%" fo:text-align="left" fo:margin-bottom="3.75pt"/>
    </style:style>
    <style:style style:name="P50" style:family="paragraph">
      <style:paragraph-properties fo:line-height="100.00%" fo:text-align="left" fo:margin-left="37.50pt" fo:text-indent="0.00pt" fo:margin-bottom="3.75pt"/>
    </style:style>
    <style:style style:name="P51" style:family="paragraph">
      <style:paragraph-properties fo:line-height="100.00%" fo:text-align="left" fo:margin-bottom="3.75pt"/>
    </style:style>
    <style:style style:name="P52" style:family="paragraph">
      <style:paragraph-properties fo:line-height="100.00%" fo:text-align="left" fo:margin-left="18.75pt" fo:text-indent="0.00pt" fo:margin-bottom="3.75pt"/>
    </style:style>
    <style:style style:name="P53" style:family="paragraph">
      <style:paragraph-properties fo:line-height="100.00%" fo:text-align="left" fo:margin-bottom="3.75pt"/>
    </style:style>
    <style:style style:name="P54" style:family="paragraph">
      <style:paragraph-properties fo:line-height="100.00%" fo:text-align="left" fo:margin-left="37.50pt" fo:text-indent="0.00pt" fo:margin-bottom="3.75pt"/>
    </style:style>
    <style:style style:name="P55" style:family="paragraph">
      <style:paragraph-properties fo:line-height="100.00%" fo:text-align="left" fo:margin-bottom="3.75pt"/>
    </style:style>
    <style:style style:name="P56" style:family="paragraph">
      <style:paragraph-properties fo:line-height="100.00%" fo:text-align="left" fo:margin-left="18.75pt" fo:text-indent="0.00pt" fo:margin-bottom="3.75pt"/>
    </style:style>
    <style:style style:name="P57" style:family="paragraph">
      <style:paragraph-properties fo:line-height="100.00%" fo:text-align="left" fo:margin-bottom="3.75pt"/>
    </style:style>
    <style:style style:name="P58" style:family="paragraph">
      <style:paragraph-properties fo:line-height="100.00%" fo:text-align="left" fo:margin-left="37.50pt" fo:text-indent="0.00pt" fo:margin-bottom="3.75pt"/>
    </style:style>
    <style:style style:name="P59" style:family="paragraph">
      <style:paragraph-properties fo:line-height="100.00%" fo:text-align="left" fo:margin-bottom="3.75pt"/>
    </style:style>
    <style:style style:name="P60" style:family="paragraph">
      <style:paragraph-properties fo:line-height="100.00%" fo:text-align="left" fo:margin-left="18.75pt" fo:text-indent="0.00pt" fo:margin-bottom="3.75pt"/>
    </style:style>
    <style:style style:name="P61" style:family="paragraph">
      <style:paragraph-properties fo:line-height="100.00%" fo:text-align="left" fo:margin-bottom="3.75pt"/>
    </style:style>
    <style:style style:name="P62" style:family="paragraph">
      <style:paragraph-properties fo:line-height="100.00%" fo:text-align="left" fo:margin-left="37.50pt" fo:text-indent="0.00pt" fo:margin-bottom="3.75pt"/>
    </style:style>
    <style:style style:name="P63" style:family="paragraph">
      <style:paragraph-properties fo:line-height="100.00%" fo:text-align="left" fo:margin-bottom="3.75pt"/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bottom="3.75pt"/>
    </style:style>
    <style:style style:name="P66" style:family="paragraph">
      <style:paragraph-properties fo:line-height="100.00%" fo:text-align="left" fo:margin-left="18.75pt" fo:text-indent="0.00pt" fo:margin-bottom="3.75pt"/>
    </style:style>
    <style:style style:name="P67" style:family="paragraph">
      <style:paragraph-properties fo:line-height="100.00%" fo:text-align="left" fo:margin-bottom="3.75pt"/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bottom="3.75pt"/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bottom="3.75pt"/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bottom="3.75pt"/>
    </style:style>
    <style:style style:name="P74" style:family="paragraph">
      <style:paragraph-properties fo:line-height="100.00%" fo:text-align="left" fo:margin-left="18.75pt" fo:text-indent="0.00pt" fo:margin-bottom="3.75pt"/>
    </style:style>
    <style:style style:name="P75" style:family="paragraph">
      <style:paragraph-properties fo:line-height="100.00%" fo:text-align="left" fo:margin-bottom="3.75pt"/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bottom="3.75pt"/>
    </style:style>
    <style:style style:name="P78" style:family="paragraph">
      <style:paragraph-properties fo:line-height="100.00%" fo:text-align="left" fo:margin-left="18.75pt" fo:text-indent="0.00pt" fo:margin-bottom="3.75pt"/>
    </style:style>
    <style:style style:name="P79" style:family="paragraph">
      <style:paragraph-properties fo:line-height="100.00%" fo:text-align="left" fo:margin-bottom="3.75pt"/>
    </style:style>
    <style:style style:name="P80" style:family="paragraph">
      <style:paragraph-properties fo:line-height="100.00%" fo:text-align="left" fo:margin-left="37.50pt" fo:text-indent="0.00pt" fo:margin-bottom="3.75pt"/>
    </style:style>
    <style:style style:name="P81" style:family="paragraph">
      <style:paragraph-properties fo:line-height="100.00%" fo:text-align="left" fo:margin-bottom="3.75pt"/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 fo:margin-bottom="3.75pt"/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 fo:margin-bottom="3.75pt"/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 fo:margin-bottom="3.75pt"/>
    </style:style>
    <style:style style:name="P88" style:family="paragraph">
      <style:paragraph-properties fo:line-height="100.00%" fo:text-align="left" fo:margin-left="18.75pt" fo:text-indent="0.00pt" fo:margin-bottom="3.75pt"/>
    </style:style>
    <style:style style:name="P89" style:family="paragraph">
      <style:paragraph-properties fo:line-height="100.00%" fo:text-align="left" fo:margin-bottom="3.75pt"/>
    </style:style>
    <style:style style:name="P90" style:family="paragraph">
      <style:paragraph-properties fo:line-height="100.00%" fo:text-align="left" fo:margin-left="37.50pt" fo:text-indent="0.00pt" fo:margin-bottom="3.75pt"/>
    </style:style>
    <style:style style:name="P91" style:family="paragraph">
      <style:paragraph-properties fo:line-height="100.00%" fo:text-align="left" fo:margin-bottom="3.75pt"/>
    </style:style>
    <style:style style:name="P92" style:family="paragraph">
      <style:paragraph-properties fo:line-height="100.00%" fo:text-align="left" fo:margin-left="18.75pt" fo:text-indent="0.00pt" fo:margin-bottom="3.75pt"/>
    </style:style>
    <style:style style:name="P93" style:family="paragraph">
      <style:paragraph-properties fo:line-height="100.00%" fo:text-align="left" fo:margin-bottom="3.75pt"/>
    </style:style>
    <style:style style:name="P94" style:family="paragraph">
      <style:paragraph-properties fo:line-height="100.00%" fo:text-align="left" fo:margin-left="37.50pt" fo:text-indent="0.00pt" fo:margin-bottom="3.75pt"/>
    </style:style>
    <style:style style:name="P95" style:family="paragraph">
      <style:paragraph-properties fo:line-height="100.00%" fo:text-align="left" fo:margin-bottom="3.75pt"/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 fo:margin-bottom="3.75pt"/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left" fo:margin-bottom="3.75pt"/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bottom="3.75pt"/>
    </style:style>
    <style:style style:name="P104" style:family="paragraph">
      <style:paragraph-properties fo:line-height="100.00%" fo:text-align="left" fo:margin-left="18.75pt" fo:text-indent="0.00pt" fo:margin-bottom="3.75pt"/>
    </style:style>
    <style:style style:name="P105" style:family="paragraph">
      <style:paragraph-properties fo:line-height="100.00%" fo:text-align="left" fo:margin-bottom="3.75pt"/>
    </style:style>
    <style:style style:name="P106" style:family="paragraph">
      <style:paragraph-properties fo:line-height="100.00%" fo:text-align="left" fo:margin-left="37.50pt" fo:text-indent="0.00pt" fo:margin-bottom="3.75pt"/>
    </style:style>
    <style:style style:name="P107" style:family="paragraph">
      <style:paragraph-properties fo:line-height="100.00%" fo:text-align="left" fo:margin-bottom="3.75pt"/>
    </style:style>
    <style:style style:name="P108" style:family="paragraph">
      <style:paragraph-properties fo:line-height="100.00%" fo:text-align="left" fo:margin-left="56.25pt" fo:text-indent="0.00pt" fo:margin-bottom="3.75pt"/>
    </style:style>
    <style:style style:name="P109" style:family="paragraph">
      <style:paragraph-properties fo:line-height="100.00%" fo:text-align="left" fo:margin-bottom="3.75pt"/>
    </style:style>
    <style:style style:name="P110" style:family="paragraph">
      <style:paragraph-properties fo:line-height="100.00%" fo:text-align="left" fo:margin-left="18.75pt" fo:text-indent="0.00pt" fo:margin-bottom="3.75pt"/>
    </style:style>
    <style:style style:name="P111" style:family="paragraph">
      <style:paragraph-properties fo:line-height="100.00%" fo:text-align="left" fo:margin-bottom="3.75pt"/>
    </style:style>
    <style:style style:name="P112" style:family="paragraph">
      <style:paragraph-properties fo:line-height="100.00%" fo:text-align="left" fo:margin-left="37.50pt" fo:text-indent="0.00pt" fo:margin-bottom="3.75pt"/>
    </style:style>
    <style:style style:name="P113" style:family="paragraph">
      <style:paragraph-properties fo:line-height="100.00%" fo:text-align="left" fo:margin-bottom="3.75pt"/>
    </style:style>
    <style:style style:name="P114" style:family="paragraph">
      <style:paragraph-properties fo:line-height="100.00%" fo:text-align="left" fo:margin-left="56.25pt" fo:text-indent="0.00pt" fo:margin-bottom="3.75pt"/>
    </style:style>
    <style:style style:name="P115" style:family="paragraph">
      <style:paragraph-properties fo:line-height="100.00%" fo:text-align="left" fo:margin-bottom="3.75pt"/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00.00%" fo:text-align="left" fo:margin-bottom="3.75pt"/>
    </style:style>
    <style:style style:name="P118" style:family="paragraph">
      <style:paragraph-properties fo:line-height="100.00%" fo:text-align="left" fo:margin-left="18.75pt" fo:text-indent="0.00pt" fo:margin-bottom="3.75pt"/>
    </style:style>
    <style:style style:name="P119" style:family="paragraph">
      <style:paragraph-properties fo:line-height="100.00%" fo:text-align="left" fo:margin-bottom="3.75pt"/>
    </style:style>
    <style:style style:name="P120" style:family="paragraph">
      <style:paragraph-properties fo:line-height="100.00%" fo:text-align="left"/>
    </style:style>
    <style:style style:name="P121" style:family="paragraph">
      <style:paragraph-properties fo:line-height="100.00%" fo:text-align="left" fo:margin-bottom="3.75pt"/>
    </style:style>
    <style:style style:name="P122" style:family="paragraph">
      <style:paragraph-properties fo:line-height="100.00%" fo:text-align="left" fo:margin-left="18.75pt" fo:text-indent="0.00pt" fo:margin-bottom="3.75pt"/>
    </style:style>
    <style:style style:name="P123" style:family="paragraph">
      <style:paragraph-properties fo:line-height="100.00%" fo:text-align="left" fo:margin-bottom="3.75pt"/>
    </style:style>
    <style:style style:name="P124" style:family="paragraph">
      <style:paragraph-properties fo:line-height="100.00%" fo:text-align="left" fo:margin-left="37.50pt" fo:text-indent="0.00pt" fo:margin-bottom="3.75pt"/>
    </style:style>
    <style:style style:name="P125" style:family="paragraph">
      <style:paragraph-properties fo:line-height="100.00%" fo:text-align="left" fo:margin-bottom="3.75pt"/>
    </style:style>
    <style:style style:name="P126" style:family="paragraph">
      <style:paragraph-properties fo:line-height="100.00%" fo:text-align="left" fo:margin-left="18.75pt" fo:text-indent="0.00pt" fo:margin-bottom="3.75pt"/>
    </style:style>
    <style:style style:name="P127" style:family="paragraph">
      <style:paragraph-properties fo:line-height="100.00%" fo:text-align="left" fo:margin-bottom="3.75pt"/>
    </style:style>
    <style:style style:name="P128" style:family="paragraph">
      <style:paragraph-properties fo:line-height="100.00%" fo:text-align="left" fo:margin-left="37.50pt" fo:text-indent="0.00pt" fo:margin-bottom="3.75pt"/>
    </style:style>
    <style:style style:name="P129" style:family="paragraph">
      <style:paragraph-properties fo:line-height="100.00%" fo:text-align="left" fo:margin-bottom="3.75pt"/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00.00%" fo:text-align="left" fo:margin-bottom="3.75pt"/>
    </style:style>
    <style:style style:name="P132" style:family="paragraph">
      <style:paragraph-properties fo:line-height="100.00%" fo:text-align="left" fo:margin-left="18.75pt" fo:text-indent="0.00pt" fo:margin-bottom="3.75pt"/>
    </style:style>
    <style:style style:name="P133" style:family="paragraph">
      <style:paragraph-properties fo:line-height="100.00%" fo:text-align="left" fo:margin-bottom="3.75pt"/>
    </style:style>
    <style:style style:name="P134" style:family="paragraph">
      <style:paragraph-properties fo:line-height="100.00%" fo:text-align="left" fo:margin-left="37.50pt" fo:text-indent="0.00pt" fo:margin-bottom="3.75pt"/>
    </style:style>
    <style:style style:name="P135" style:family="paragraph">
      <style:paragraph-properties fo:line-height="100.00%" fo:text-align="left" fo:margin-bottom="3.75pt"/>
    </style:style>
    <style:style style:name="P136" style:family="paragraph">
      <style:paragraph-properties fo:line-height="100.00%" fo:text-align="left" fo:margin-left="18.75pt" fo:text-indent="0.00pt" fo:margin-bottom="3.75pt"/>
    </style:style>
    <style:style style:name="P137" style:family="paragraph">
      <style:paragraph-properties fo:line-height="100.00%" fo:text-align="left" fo:margin-bottom="3.75pt"/>
    </style:style>
    <style:style style:name="P138" style:family="paragraph">
      <style:paragraph-properties fo:line-height="100.00%" fo:text-align="left" fo:margin-left="37.50pt" fo:text-indent="0.00pt" fo:margin-bottom="3.75pt"/>
    </style:style>
    <style:style style:name="P139" style:family="paragraph">
      <style:paragraph-properties fo:line-height="100.00%" fo:text-align="left" fo:margin-bottom="3.75pt"/>
    </style:style>
    <style:style style:name="P140" style:family="paragraph">
      <style:paragraph-properties fo:line-height="100.00%" fo:text-align="left"/>
    </style:style>
    <style:style style:name="P141" style:family="paragraph">
      <style:paragraph-properties fo:line-height="100.00%" fo:text-align="left" fo:margin-bottom="3.75pt"/>
    </style:style>
    <style:style style:name="P142" style:family="paragraph">
      <style:paragraph-properties fo:line-height="100.00%" fo:text-align="left"/>
    </style:style>
  </office:automatic-styles>
  <office:body>
    <office:text>
      <text:p text:style-name="P1"><text:span text:style-name="T1">Services</text:span></text:p>
      <text:p text:style-name="P2"><text:span text:style-name="T2"/></text:p>
      <text:p text:style-name="P2"><text:span text:style-name="T3">1) Add new principal</text:span></text:p>
      <text:p text:style-name="P2"><text:span text:style-name="T4"/></text:p>
      <text:p text:style-name="P2"><text:a xlink:href="http://localhost:8080/Asad/principal/addprincipal"><text:span text:style-name="T5">http://localhost:8080/Asad/principal/addprincipal</text:span></text:a><text:span text:style-name="T6"/></text:p>
      <text:p text:style-name="P2"><text:span text:style-name="T7">Method Type<text:s/></text:span><text:span text:style-name="T8">: Post</text:span></text:p>
      <text:p text:style-name="P2"><text:span text:style-name="T9">contentType</text:span><text:span text:style-name="T10"><text:s/>: applicaton/json</text:span></text:p>
      <text:p text:style-name="P2"><text:span text:style-name="T11"/></text:p>
      <text:p text:style-name="P2"><text:span text:style-name="T12">Payload :</text:span></text:p>
      <text:p text:style-name="P2"><text:span text:style-name="T13"/></text:p>
      <text:p text:style-name="P2"><text:span text:style-name="T14">{</text:span></text:p>
      <text:p text:style-name="P2"><text:span text:style-name="T14"><text:tab/>"principleName": "Java",</text:span></text:p>
      <text:p text:style-name="P2"><text:span text:style-name="T14"><text:tab/>"description": "Java is a general-purpose computer programming language that is concurrent, class-based, object-oriented,[13] and specifically designed to have as few implementation dependencies as possible."</text:span></text:p>
      <text:p text:style-name="P2"><text:span text:style-name="T14">}</text:span></text:p>
      <text:p text:style-name="P2"><text:span text:style-name="T15"/></text:p>
      <text:p text:style-name="P2"><text:span text:style-name="T16">2) getAllprincipal</text:span></text:p>
      <text:p text:style-name="P2"><text:span text:style-name="T17"/></text:p>
      <text:p text:style-name="P2"><text:a xlink:href="http://localhost:8080/Asad/principal/getallprincipal"><text:span text:style-name="T18">http://localhost:8080/Asad/principal/getallprincipal</text:span></text:a><text:span text:style-name="T19"/></text:p>
      <text:p text:style-name="P2"><text:span text:style-name="T19"/></text:p>
      <text:p text:style-name="P2"><text:span text:style-name="T20">MethodType<text:s/></text:span><text:span text:style-name="T21">: GET</text:span></text:p>
      <text:p text:style-name="P2"><text:span text:style-name="T22">ContentType<text:s/></text:span><text:span text:style-name="T23">: application/json</text:span></text:p>
      <text:p text:style-name="P2"><text:span text:style-name="T24"/></text:p>
      <text:p text:style-name="P2"><text:span text:style-name="T25">Response</text:span><text:span text:style-name="T26">:</text:span></text:p>
      <text:p text:style-name="P2"><text:span text:style-name="T27">{</text:span></text:p>
      <text:p text:style-name="P3"><text:span text:style-name="T27">"</text:span><text:span text:style-name="T28">status</text:span><text:span text:style-name="T29">": </text:span><text:span text:style-name="T30">0</text:span></text:p>
      <text:p text:style-name="P3"><text:span text:style-name="T31">"</text:span><text:span text:style-name="T32">message</text:span><text:span text:style-name="T33">": "</text:span><text:span text:style-name="T34">Transaction sucessful</text:span><text:span text:style-name="T35">"</text:span></text:p>
      <text:p text:style-name="P3"><text:span text:style-name="T35">"</text:span><text:span text:style-name="T36">data</text:span><text:span text:style-name="T37">": </text:span></text:p>
      <text:p text:style-name="P3"><text:span text:style-name="T37">[</text:span></text:p>
      <text:p text:style-name="P3"><text:span text:style-name="T38">1</text:span><text:span text:style-name="T39">]</text:span></text:p>
      <text:p text:style-name="P4"><text:span text:style-name="T40">0:  </text:span></text:p>
      <text:p text:style-name="P5"><text:span text:style-name="T41">{</text:span></text:p>
      <text:p text:style-name="P6"><text:span text:style-name="T41">"</text:span><text:span text:style-name="T42">principleID</text:span><text:span text:style-name="T43">": "</text:span><text:span text:style-name="T44">3b5a203f917e4c43b15ab8dd5fc5f532</text:span><text:span text:style-name="T45">"</text:span></text:p>
      <text:p text:style-name="P6"><text:span text:style-name="T45">"</text:span><text:span text:style-name="T46">principleName</text:span><text:span text:style-name="T47">": "</text:span><text:span text:style-name="T48">Java</text:span><text:span text:style-name="T49">"</text:span></text:p>
      <text:p text:style-name="P6"><text:span text:style-name="T49">"</text:span><text:span text:style-name="T50">description</text:span><text:span text:style-name="T51">": "</text:span><text:span text:style-name="T52">Java is a general-purpose computer programming language that is concurrent, class-based, object-oriented,[13] and specifically designed to have as few implementation dependencies as possible.</text:span><text:span text:style-name="T53">"</text:span></text:p>
      <text:p text:style-name="P6"><text:span text:style-name="T53">"</text:span><text:span text:style-name="T54">userID</text:span><text:span text:style-name="T55">": "</text:span><text:span text:style-name="T56">null</text:span><text:span text:style-name="T57">"</text:span></text:p>
      <text:p text:style-name="P6"><text:span text:style-name="T57">"</text:span><text:span text:style-name="T58">disable</text:span><text:span text:style-name="T59">": </text:span><text:span text:style-name="T60">false</text:span></text:p>
      <text:p text:style-name="P7"><text:span text:style-name="T61">}</text:span></text:p>
      <text:p text:style-name="P7"><text:span text:style-name="T62">-</text:span></text:p>
      <text:p text:style-name="P7"><text:span text:style-name="T62">-</text:span></text:p>
      <text:p text:style-name="P8"><text:span text:style-name="T63">}</text:span></text:p>
      <text:p text:style-name="P8"><text:span text:style-name="T64"/></text:p>
      <text:p text:style-name="P8"><text:span text:style-name="T64"/></text:p>
      <text:p text:style-name="P8"><text:span text:style-name="T65">3) getPrincipalByPrincipalID</text:span></text:p>
      <text:p text:style-name="P8"><text:span text:style-name="T66"/></text:p>
      <text:p text:style-name="P8"><text:a xlink:href="http://localhost:8080/Asad/principal/getprinciplabyid?principalID=14a29208-22f4-4695-bda0-677883cb6001"><text:span text:style-name="T68">http://localhost:8080/Asad/principal/getprinciplabyid?principalID=14a29208-22f4-4695-bda0-</text:span><text:span text:style-name="T69">HYPERLINK "http://localhost:8080/Asad/principal/getprinciplabyid?principalID=14a29208-22f4-4695-bda0-677883cb6001"</text:span><text:span text:style-name="T70">677883cb6001</text:span></text:a><text:span text:style-name="T71"/></text:p>
      <text:p text:style-name="P8"><text:span text:style-name="T71"/></text:p>
      <text:p text:style-name="P8"><text:span text:style-name="T72">MethodType : GET</text:span></text:p>
      <text:p text:style-name="P8"><text:span text:style-name="T72">contentType : application/json</text:span></text:p>
      <text:p text:style-name="P8"><text:span text:style-name="T72">response:</text:span></text:p>
      <text:p text:style-name="P8"><text:span text:style-name="T73">{</text:span></text:p>
      <text:p text:style-name="P9"><text:span text:style-name="T73">"</text:span><text:span text:style-name="T74">status</text:span><text:span text:style-name="T75">": </text:span><text:span text:style-name="T76">0</text:span></text:p>
      <text:p text:style-name="P9"><text:span text:style-name="T77">"</text:span><text:span text:style-name="T78">message</text:span><text:span text:style-name="T79">": "</text:span><text:span text:style-name="T80">Transaction sucessful</text:span><text:span text:style-name="T81">"</text:span></text:p>
      <text:p text:style-name="P9"><text:span text:style-name="T81">"</text:span><text:span text:style-name="T82">data</text:span><text:span text:style-name="T83">": </text:span></text:p>
      <text:p text:style-name="P9"><text:span text:style-name="T83">{</text:span></text:p>
      <text:p text:style-name="P10"><text:span text:style-name="T83">"</text:span><text:span text:style-name="T84">principleID</text:span><text:span text:style-name="T85">": "</text:span><text:span text:style-name="T86">3b5a203f917e4c43b15ab8dd5fc5f532</text:span><text:span text:style-name="T87">"</text:span></text:p>
      <text:p text:style-name="P10"><text:span text:style-name="T87">"</text:span><text:span text:style-name="T88">principleName</text:span><text:span text:style-name="T89">": "</text:span><text:span text:style-name="T90">Java</text:span><text:span text:style-name="T91">"</text:span></text:p>
      <text:p text:style-name="P10"><text:span text:style-name="T91">"</text:span><text:span text:style-name="T92">description</text:span><text:span text:style-name="T93">": "</text:span><text:span text:style-name="T94">Java is a general-purpose computer programming language that is concurrent, class-based, object-oriented,[13] and specifically designed to have as few implementation dependencies as possible.</text:span><text:span text:style-name="T95">"</text:span></text:p>
      <text:p text:style-name="P10"><text:span text:style-name="T95">"</text:span><text:span text:style-name="T96">userID</text:span><text:span text:style-name="T97">": "</text:span><text:span text:style-name="T98">null</text:span><text:span text:style-name="T99">"</text:span></text:p>
      <text:p text:style-name="P10"><text:span text:style-name="T99">"</text:span><text:span text:style-name="T100">disable</text:span><text:span text:style-name="T101">": </text:span><text:span text:style-name="T102">false</text:span></text:p>
      <text:p text:style-name="P11"><text:span text:style-name="T103">}</text:span></text:p>
      <text:p text:style-name="P11"><text:span text:style-name="T104">-</text:span></text:p>
      <text:p text:style-name="P12"><text:span text:style-name="T105">}</text:span></text:p>
      <text:p text:style-name="P12"><text:span text:style-name="T106"/></text:p>
      <text:p text:style-name="P12"><text:span text:style-name="T107">4) updateprincipal</text:span></text:p>
      <text:p text:style-name="P12"><text:a xlink:href="http://localhost:8080/Asad/principal/updateprincipal?principalID=3b5a203f917e4c43b15ab8dd5fc5f532"><text:span text:style-name="T108">http://localhost:8080/Asad/principal/updateprincipal?principalID=3b5a203f917e4c43b15ab8dd5fc5f532</text:span></text:a><text:span text:style-name="T109"/></text:p>
      <text:p text:style-name="P12"><text:span text:style-name="T109"/></text:p>
      <text:p text:style-name="P12"><text:span text:style-name="T110">MethodType : post</text:span></text:p>
      <text:p text:style-name="P12"><text:span text:style-name="T110">contentType : application/json</text:span></text:p>
      <text:p text:style-name="P12"><text:span text:style-name="T110">Body:</text:span></text:p>
      <text:p text:style-name="P12"><text:span text:style-name="T110">{</text:span></text:p>
      <text:p text:style-name="P12"><text:span text:style-name="T110">"principleName":"Java",</text:span></text:p>
      <text:p text:style-name="P12"><text:span text:style-name="T110">"description":"Java uses an automatic garbage collector to manage memory in the object lifecycle."</text:span></text:p>
      <text:p text:style-name="P12"><text:span text:style-name="T110">}</text:span></text:p>
      <text:p text:style-name="P12"><text:span text:style-name="T111"/></text:p>
      <text:p text:style-name="P12"><text:span text:style-name="T112">response:</text:span></text:p>
      <text:p text:style-name="P12"><text:span text:style-name="T113">{</text:span></text:p>
      <text:p text:style-name="P13"><text:span text:style-name="T113">"</text:span><text:span text:style-name="T114">status</text:span><text:span text:style-name="T115">": </text:span><text:span text:style-name="T116">0</text:span></text:p>
      <text:p text:style-name="P13"><text:span text:style-name="T117">"</text:span><text:span text:style-name="T118">message</text:span><text:span text:style-name="T119">": "</text:span><text:span text:style-name="T120">Transaction sucessful</text:span><text:span text:style-name="T121">"</text:span></text:p>
      <text:p text:style-name="P13"><text:span text:style-name="T121">"</text:span><text:span text:style-name="T122">data</text:span><text:span text:style-name="T123">": "</text:span><text:span text:style-name="T124">principal updated successfully</text:span><text:span text:style-name="T125">"</text:span></text:p>
      <text:p text:style-name="P14"><text:span text:style-name="T125">}</text:span></text:p>
      <text:p text:style-name="P14"><text:span text:style-name="T126"/></text:p>
      <text:p text:style-name="P14"><text:span text:style-name="T127">5) Delete Principle</text:span></text:p>
      <text:p text:style-name="P14"><text:a xlink:href="http://localhost:8080/Asad/principal/deleteprinciple?principleid=3e998cb429fe42a38432dc2f1e89082b"><text:span text:style-name="T128">http://localhost:8080/Asad/principal/deleteprinciple?principleid=3e998cb429fe42a38432dc2f1e89082b</text:span></text:a><text:span text:style-name="T129"/></text:p>
      <text:p text:style-name="P14"><text:span text:style-name="T129"/></text:p>
      <text:p text:style-name="P14"><text:span text:style-name="T130">MethodType : GET</text:span></text:p>
      <text:p text:style-name="P14"><text:span text:style-name="T130">contentType : application/json</text:span></text:p>
      <text:p text:style-name="P14"><text:span text:style-name="T130">response:</text:span></text:p>
      <text:p text:style-name="P14"><text:span text:style-name="T131">{</text:span></text:p>
      <text:p text:style-name="P15"><text:span text:style-name="T131">"</text:span><text:span text:style-name="T132">status</text:span><text:span text:style-name="T133">": </text:span><text:span text:style-name="T134">0</text:span></text:p>
      <text:p text:style-name="P15"><text:span text:style-name="T135">"</text:span><text:span text:style-name="T136">message</text:span><text:span text:style-name="T137">": "</text:span><text:span text:style-name="T138">Transaction sucessful</text:span><text:span text:style-name="T139">"</text:span></text:p>
      <text:p text:style-name="P15"><text:span text:style-name="T139">"</text:span><text:span text:style-name="T140">data</text:span><text:span text:style-name="T141">": "</text:span><text:span text:style-name="T142">principle deleted successfully</text:span><text:span text:style-name="T143">"</text:span></text:p>
      <text:p text:style-name="P16"><text:span text:style-name="T143">}</text:span></text:p>
      <text:p text:style-name="P16"><text:span text:style-name="T144"/></text:p>
      <text:p text:style-name="P16"><text:span text:style-name="T144"/></text:p>
      <text:p text:style-name="P16"><text:span text:style-name="T144"/></text:p>
      <text:p text:style-name="P16"><text:span text:style-name="T145">5) Addcategory</text:span></text:p>
      <text:p text:style-name="P16"><text:span text:style-name="T146"/></text:p>
      <text:p text:style-name="P16"><text:span text:style-name="T147">MethodType</text:span><text:span text:style-name="T148"><text:s/>: POST</text:span></text:p>
      <text:p text:style-name="P16"><text:span text:style-name="T149">ContentType</text:span><text:span text:style-name="T150"><text:s/>: application/json</text:span></text:p>
      <text:p text:style-name="P16"><text:span text:style-name="T151">URL</text:span><text:span text:style-name="T152">:<text:s text:c="2"/></text:span><text:a xlink:href="http://localhost:8080/Asad/category/addcategory"><text:span text:style-name="T153">http://localhost:8080/Asad/category/addcategory</text:span></text:a><text:span text:style-name="T154"/></text:p>
      <text:p text:style-name="P16"><text:span text:style-name="T155">Payload</text:span><text:span text:style-name="T156"><text:s/>:</text:span></text:p>
      <text:p text:style-name="P16"><text:span text:style-name="T156">{</text:span></text:p>
      <text:p text:style-name="P16"><text:span text:style-name="T156"><text:s text:c="2"/>"catrgoryName":"Programming",</text:span></text:p>
      <text:p text:style-name="P16"><text:span text:style-name="T156"><text:s text:c="2"/>"description":"All the programming langugaes comes over here."</text:span></text:p>
      <text:p text:style-name="P16"><text:span text:style-name="T156">}</text:span></text:p>
      <text:p text:style-name="P16"><text:span text:style-name="T157">response:</text:span></text:p>
      <text:p text:style-name="P16"><text:span text:style-name="T158">{</text:span></text:p>
      <text:p text:style-name="P17"><text:span text:style-name="T159">"</text:span><text:span text:style-name="T160">status</text:span><text:span text:style-name="T161">": </text:span><text:span text:style-name="T162">0</text:span></text:p>
      <text:p text:style-name="P17"><text:span text:style-name="T163">"</text:span><text:span text:style-name="T164">message</text:span><text:span text:style-name="T165">": "</text:span><text:span text:style-name="T166">Transaction sucessful</text:span><text:span text:style-name="T167">"</text:span></text:p>
      <text:p text:style-name="P17"><text:span text:style-name="T167">"</text:span><text:span text:style-name="T168">data</text:span><text:span text:style-name="T169">": </text:span><text:span text:style-name="T170">true</text:span></text:p>
      <text:p text:style-name="P18"><text:span text:style-name="T171">}</text:span></text:p>
      <text:p text:style-name="P18"><text:span text:style-name="T172"/></text:p>
      <text:p text:style-name="P18"><text:span text:style-name="T172"/></text:p>
      <text:p text:style-name="P18"><text:span text:style-name="T173">6) getAllCategory</text:span></text:p>
      <text:p text:style-name="P18"><text:span text:style-name="T174"/></text:p>
      <text:p text:style-name="P18"><text:span text:style-name="T175"><text:s/>url:<text:s/></text:span><text:a xlink:href="http://localhost:8080/Asad/category/getallcategories"><text:span text:style-name="T176">http://localhost:8080/Asad/category/getallcategories</text:span></text:a><text:span text:style-name="T177"/></text:p>
      <text:p text:style-name="P18"><text:span text:style-name="T177"/></text:p>
      <text:p text:style-name="P18"><text:span text:style-name="T178">MethodType : GET</text:span></text:p>
      <text:p text:style-name="P18"><text:span text:style-name="T178">contentType : application/json</text:span></text:p>
      <text:p text:style-name="P18"><text:span text:style-name="T179">response:</text:span></text:p>
      <text:p text:style-name="P18"><text:a xlink:href="http://localhost:8080/Asad/category/getallcategories"><text:span text:style-name="T180">http://localhost:8080/Asad/category/getallcategories</text:span></text:a><text:span text:style-name="T181"/></text:p>
      <text:p text:style-name="P18"><text:span text:style-name="T181"/></text:p>
      <text:p text:style-name="P18"><text:span text:style-name="T182">{</text:span></text:p>
      <text:p text:style-name="P19"><text:span text:style-name="T183">"</text:span><text:span text:style-name="T184">status</text:span><text:span text:style-name="T185">": </text:span><text:span text:style-name="T186">0</text:span></text:p>
      <text:p text:style-name="P19"><text:span text:style-name="T187">"</text:span><text:span text:style-name="T188">message</text:span><text:span text:style-name="T189">": "</text:span><text:span text:style-name="T190">Transaction sucessful</text:span><text:span text:style-name="T191">"</text:span></text:p>
      <text:p text:style-name="P19"><text:span text:style-name="T191">"</text:span><text:span text:style-name="T192">data</text:span><text:span text:style-name="T193">": </text:span></text:p>
      <text:p text:style-name="P19"><text:span text:style-name="T193">[</text:span></text:p>
      <text:p text:style-name="P19"><text:span text:style-name="T194">4</text:span><text:span text:style-name="T195">]</text:span></text:p>
      <text:p text:style-name="P20"><text:span text:style-name="T196">0:  </text:span></text:p>
      <text:p text:style-name="P21"><text:span text:style-name="T197">{</text:span></text:p>
      <text:p text:style-name="P22"><text:span text:style-name="T197">"</text:span><text:span text:style-name="T198">catrgoryID</text:span><text:span text:style-name="T199">": "</text:span><text:span text:style-name="T200">71b37bdd37974059bfc52e8d512dd4b3</text:span><text:span text:style-name="T201">"</text:span></text:p>
      <text:p text:style-name="P22"><text:span text:style-name="T201">"</text:span><text:span text:style-name="T202">catrgoryName</text:span><text:span text:style-name="T203">": "</text:span><text:span text:style-name="T204">ssa</text:span><text:span text:style-name="T205">"</text:span></text:p>
      <text:p text:style-name="P22"><text:span text:style-name="T205">"</text:span><text:span text:style-name="T206">description</text:span><text:span text:style-name="T207">": "</text:span><text:span text:style-name="T208">something about category</text:span><text:span text:style-name="T209">"</text:span></text:p>
      <text:p text:style-name="P22"><text:span text:style-name="T209">"</text:span><text:span text:style-name="T210">userID</text:span><text:span text:style-name="T211">": "</text:span><text:span text:style-name="T212">null</text:span><text:span text:style-name="T213">"</text:span></text:p>
      <text:p text:style-name="P22"><text:span text:style-name="T213">"</text:span><text:span text:style-name="T214">isDelete</text:span><text:span text:style-name="T215">": </text:span><text:span text:style-name="T216">false</text:span></text:p>
      <text:p text:style-name="P23"><text:span text:style-name="T217">}</text:span></text:p>
      <text:p text:style-name="P23"><text:span text:style-name="T218">-</text:span></text:p>
      <text:p text:style-name="P24"><text:span text:style-name="T219">1:  </text:span></text:p>
      <text:p text:style-name="P25"><text:span text:style-name="T220">{</text:span></text:p>
      <text:p text:style-name="P26"><text:span text:style-name="T220">"</text:span><text:span text:style-name="T221">catrgoryID</text:span><text:span text:style-name="T222">": "</text:span><text:span text:style-name="T223">2062278dd3174cfda98d1ba0cad491b7</text:span><text:span text:style-name="T224">"</text:span></text:p>
      <text:p text:style-name="P26"><text:span text:style-name="T224">"</text:span><text:span text:style-name="T225">catrgoryName</text:span><text:span text:style-name="T226">": "</text:span><text:span text:style-name="T227">try 1</text:span><text:span text:style-name="T228">"</text:span></text:p>
      <text:p text:style-name="P26"><text:span text:style-name="T228">"</text:span><text:span text:style-name="T229">description</text:span><text:span text:style-name="T230">": "</text:span><text:span text:style-name="T231">add desk me try one</text:span><text:span text:style-name="T232">"</text:span></text:p>
      <text:p text:style-name="P26"><text:span text:style-name="T232">"</text:span><text:span text:style-name="T233">userID</text:span><text:span text:style-name="T234">": "</text:span><text:span text:style-name="T235">null</text:span><text:span text:style-name="T236">"</text:span></text:p>
      <text:p text:style-name="P26"><text:span text:style-name="T236">"</text:span><text:span text:style-name="T237">isDelete</text:span><text:span text:style-name="T238">": </text:span><text:span text:style-name="T239">false</text:span></text:p>
      <text:p text:style-name="P27"><text:span text:style-name="T240">}</text:span></text:p>
      <text:p text:style-name="P27"><text:span text:style-name="T241">-</text:span></text:p>
      <text:p text:style-name="P28"><text:span text:style-name="T242">2:  </text:span></text:p>
      <text:p text:style-name="P29"><text:span text:style-name="T243">{</text:span></text:p>
      <text:p text:style-name="P30"><text:span text:style-name="T243">"</text:span><text:span text:style-name="T244">catrgoryID</text:span><text:span text:style-name="T245">": "</text:span><text:span text:style-name="T246">aa304f338cb947458594deaee5e94bdf</text:span><text:span text:style-name="T247">"</text:span></text:p>
      <text:p text:style-name="P30"><text:span text:style-name="T247">"</text:span><text:span text:style-name="T248">catrgoryName</text:span><text:span text:style-name="T249">": "</text:span><text:span text:style-name="T250">Programming</text:span><text:span text:style-name="T251">"</text:span></text:p>
      <text:p text:style-name="P30"><text:span text:style-name="T251">"</text:span><text:span text:style-name="T252">description</text:span><text:span text:style-name="T253">": "</text:span><text:span text:style-name="T254">All the programming langugaes comes over here.</text:span><text:span text:style-name="T255">"</text:span></text:p>
      <text:p text:style-name="P30"><text:span text:style-name="T255">"</text:span><text:span text:style-name="T256">userID</text:span><text:span text:style-name="T257">": "</text:span><text:span text:style-name="T258">null</text:span><text:span text:style-name="T259">"</text:span></text:p>
      <text:p text:style-name="P30"><text:span text:style-name="T259">"</text:span><text:span text:style-name="T260">isDelete</text:span><text:span text:style-name="T261">": </text:span><text:span text:style-name="T262">false</text:span></text:p>
      <text:p text:style-name="P31"><text:span text:style-name="T263">}</text:span></text:p>
      <text:p text:style-name="P31"><text:span text:style-name="T264">-</text:span></text:p>
      <text:p text:style-name="P32"><text:span text:style-name="T265">3:  </text:span></text:p>
      <text:p text:style-name="P33"><text:span text:style-name="T266">{</text:span></text:p>
      <text:p text:style-name="P34"><text:span text:style-name="T266">"</text:span><text:span text:style-name="T267">catrgoryID</text:span><text:span text:style-name="T268">": "</text:span><text:span text:style-name="T269">1648a4e9507e4f7d863f526a0c341ae5</text:span><text:span text:style-name="T270">"</text:span></text:p>
      <text:p text:style-name="P34"><text:span text:style-name="T270">"</text:span><text:span text:style-name="T271">catrgoryName</text:span><text:span text:style-name="T272">": "</text:span><text:span text:style-name="T273">try 1</text:span><text:span text:style-name="T274">"</text:span></text:p>
      <text:p text:style-name="P34"><text:span text:style-name="T274">"</text:span><text:span text:style-name="T275">description</text:span><text:span text:style-name="T276">": "</text:span><text:span text:style-name="T277">add desk me try</text:span><text:span text:style-name="T278">"</text:span></text:p>
      <text:p text:style-name="P34"><text:span text:style-name="T278">"</text:span><text:span text:style-name="T279">userID</text:span><text:span text:style-name="T280">": "</text:span><text:span text:style-name="T281">null</text:span><text:span text:style-name="T282">"</text:span></text:p>
      <text:p text:style-name="P34"><text:span text:style-name="T282">"</text:span><text:span text:style-name="T283">isDelete</text:span><text:span text:style-name="T284">": </text:span><text:span text:style-name="T285">false</text:span></text:p>
      <text:p text:style-name="P35"><text:span text:style-name="T286">}</text:span></text:p>
      <text:p text:style-name="P35"><text:span text:style-name="T287">-</text:span></text:p>
      <text:p text:style-name="P35"><text:span text:style-name="T287">-</text:span></text:p>
      <text:p text:style-name="P36"><text:span text:style-name="T288">}</text:span></text:p>
      <text:p text:style-name="P36"><text:span text:style-name="T289"/></text:p>
      <text:p text:style-name="P36"><text:span text:style-name="T290">7) getCategoryByCategoryID</text:span></text:p>
      <text:p text:style-name="P36"><text:span text:style-name="T291"/></text:p>
      <text:p text:style-name="P36"><text:a xlink:href="http://localhost:8080/Asad/category/getcategorybyid?categoryID=aa304f338cb947458594deaee5e94bdf"><text:span text:style-name="T292">http://localhost:8080/Asad/category/getcategorybyid?categoryID=aa304f338cb947458594deaee5e94bdf</text:span></text:a><text:span text:style-name="T293"/></text:p>
      <text:p text:style-name="P36"><text:span text:style-name="T293"/></text:p>
      <text:p text:style-name="P36"><text:span text:style-name="T293"/></text:p>
      <text:p text:style-name="P36"><text:span text:style-name="T294">MethodType :<text:s/></text:span><text:span text:style-name="T295">GET</text:span></text:p>
      <text:p text:style-name="P36"><text:span text:style-name="T295">contentType</text:span><text:span text:style-name="T296"><text:s/>: application/json</text:span></text:p>
      <text:p text:style-name="P36"><text:span text:style-name="T297">Response</text:span><text:span text:style-name="T298">:</text:span></text:p>
      <text:p text:style-name="P36"><text:span text:style-name="T299">{</text:span></text:p>
      <text:p text:style-name="P37"><text:span text:style-name="T299">"</text:span><text:span text:style-name="T300">status</text:span><text:span text:style-name="T301">": </text:span><text:span text:style-name="T302">0</text:span></text:p>
      <text:p text:style-name="P37"><text:span text:style-name="T303">"</text:span><text:span text:style-name="T304">message</text:span><text:span text:style-name="T305">": "</text:span><text:span text:style-name="T306">Transaction sucessful</text:span><text:span text:style-name="T307">"</text:span></text:p>
      <text:p text:style-name="P37"><text:span text:style-name="T307">"</text:span><text:span text:style-name="T308">data</text:span><text:span text:style-name="T309">": </text:span></text:p>
      <text:p text:style-name="P37"><text:span text:style-name="T309">{</text:span></text:p>
      <text:p text:style-name="P38"><text:span text:style-name="T309">"</text:span><text:span text:style-name="T310">catrgoryID</text:span><text:span text:style-name="T311">": "</text:span><text:span text:style-name="T312">aa304f338cb947458594deaee5e94bdf</text:span><text:span text:style-name="T313">"</text:span></text:p>
      <text:p text:style-name="P38"><text:span text:style-name="T313">"</text:span><text:span text:style-name="T314">catrgoryName</text:span><text:span text:style-name="T315">": "</text:span><text:span text:style-name="T316">Programming</text:span><text:span text:style-name="T317">"</text:span></text:p>
      <text:p text:style-name="P38"><text:span text:style-name="T317">"</text:span><text:span text:style-name="T318">description</text:span><text:span text:style-name="T319">": "</text:span><text:span text:style-name="T320">All the programming langugaes comes over here.</text:span><text:span text:style-name="T321">"</text:span></text:p>
      <text:p text:style-name="P38"><text:span text:style-name="T321">"</text:span><text:span text:style-name="T322">userID</text:span><text:span text:style-name="T323">": "</text:span><text:span text:style-name="T324">null</text:span><text:span text:style-name="T325">"</text:span></text:p>
      <text:p text:style-name="P38"><text:span text:style-name="T325">"</text:span><text:span text:style-name="T326">isDelete</text:span><text:span text:style-name="T327">": </text:span><text:span text:style-name="T328">false</text:span></text:p>
      <text:p text:style-name="P39"><text:span text:style-name="T329">}</text:span></text:p>
      <text:p text:style-name="P39"><text:span text:style-name="T330">-</text:span></text:p>
      <text:p text:style-name="P40"><text:span text:style-name="T331">}</text:span></text:p>
      <text:p text:style-name="P40"><text:span text:style-name="T332"/></text:p>
      <text:p text:style-name="P40"><text:span text:style-name="T333">8) deleteCategory</text:span></text:p>
      <text:p text:style-name="P40"><text:span text:style-name="T334"/></text:p>
      <text:p text:style-name="P40"><text:a xlink:href="http://localhost:8080/Asad/category/deletecategory?categoryID=71b37bdd37974059bfc52e8d512dd4b3"><text:span text:style-name="T335">http://localhost:8080/Asad/category/deletecategory?categoryID=71b37bdd37974059bfc52e8d512dd4b3</text:span></text:a><text:span text:style-name="T336"/></text:p>
      <text:p text:style-name="P40"><text:span text:style-name="T336"/></text:p>
      <text:p text:style-name="P40"><text:span text:style-name="T336"/></text:p>
      <text:p text:style-name="P40"><text:span text:style-name="T337">MethodType :<text:s/></text:span><text:span text:style-name="T338">GET</text:span></text:p>
      <text:p text:style-name="P40"><text:span text:style-name="T338">contentType</text:span><text:span text:style-name="T339"><text:s/>: application/json</text:span></text:p>
      <text:p text:style-name="P40"><text:span text:style-name="T340">response</text:span><text:span text:style-name="T341">:</text:span></text:p>
      <text:p text:style-name="P40"><text:span text:style-name="T342">{</text:span></text:p>
      <text:p text:style-name="P41"><text:span text:style-name="T343">"</text:span><text:span text:style-name="T344">status</text:span><text:span text:style-name="T345">": </text:span><text:span text:style-name="T346">0</text:span></text:p>
      <text:p text:style-name="P41"><text:span text:style-name="T347">"</text:span><text:span text:style-name="T348">message</text:span><text:span text:style-name="T349">": "</text:span><text:span text:style-name="T350">Transaction sucessful</text:span><text:span text:style-name="T351">"</text:span></text:p>
      <text:p text:style-name="P41"><text:span text:style-name="T351">"</text:span><text:span text:style-name="T352">data</text:span><text:span text:style-name="T353">": </text:span><text:span text:style-name="T354">true</text:span></text:p>
      <text:p text:style-name="P42"><text:span text:style-name="T355">}</text:span></text:p>
      <text:p text:style-name="P42"><text:span text:style-name="T356"/></text:p>
      <text:p text:style-name="P42"><text:span text:style-name="T356"/></text:p>
      <text:p text:style-name="P42"><text:span text:style-name="T357">9) updateCategory</text:span></text:p>
      <text:p text:style-name="P42"><text:span text:style-name="T358"/></text:p>
      <text:p text:style-name="P42"><text:a xlink:href="http://localhost:8080/Asad/category/updatecategory?categoryID=104fafbc734f42038d762ba8d560ccc4"><text:span text:style-name="T359">http://localhost:8080/Asad/category/updatecategory?categoryID=104fafbc734f42038d762ba8d560ccc4</text:span></text:a><text:span text:style-name="T360"/></text:p>
      <text:p text:style-name="P42"><text:span text:style-name="T360"/></text:p>
      <text:p text:style-name="P42"><text:span text:style-name="T361">MethodType :<text:s/></text:span><text:span text:style-name="T362">POST</text:span></text:p>
      <text:p text:style-name="P42"><text:span text:style-name="T363">contentType : application/json</text:span></text:p>
      <text:p text:style-name="P42"><text:span text:style-name="T364">body</text:span><text:span text:style-name="T365">:</text:span></text:p>
      <text:p text:style-name="P42"><text:span text:style-name="T365">{</text:span></text:p>
      <text:p text:style-name="P42"><text:span text:style-name="T365">"catrgoryName":"Try 2",</text:span></text:p>
      <text:p text:style-name="P42"><text:span text:style-name="T365">"description":"Update desk me try 2"</text:span></text:p>
      <text:p text:style-name="P42"><text:span text:style-name="T365">}</text:span></text:p>
      <text:p text:style-name="P42"><text:span text:style-name="T366"/></text:p>
      <text:p text:style-name="P42"><text:span text:style-name="T367">reponse</text:span><text:span text:style-name="T368">:</text:span></text:p>
      <text:p text:style-name="P42"><text:span text:style-name="T369">{</text:span></text:p>
      <text:p text:style-name="P43"><text:span text:style-name="T369">"</text:span><text:span text:style-name="T370">status</text:span><text:span text:style-name="T371">": </text:span><text:span text:style-name="T372">0</text:span></text:p>
      <text:p text:style-name="P43"><text:span text:style-name="T373">"</text:span><text:span text:style-name="T374">message</text:span><text:span text:style-name="T375">": "</text:span><text:span text:style-name="T376">Transaction sucessful</text:span><text:span text:style-name="T377">"</text:span></text:p>
      <text:p text:style-name="P43"><text:span text:style-name="T377">"</text:span><text:span text:style-name="T378">data</text:span><text:span text:style-name="T379">": "</text:span><text:span text:style-name="T380">category updated successfully</text:span><text:span text:style-name="T381">"</text:span></text:p>
      <text:p text:style-name="P44"><text:span text:style-name="T381">}</text:span></text:p>
      <text:p text:style-name="P44"><text:span text:style-name="T382"/></text:p>
      <text:p text:style-name="P44"><text:span text:style-name="T383">10)<text:s text:c="2"/>Add Questionnaire.</text:span></text:p>
      <text:p text:style-name="P44"><text:span text:style-name="T384"/></text:p>
      <text:p text:style-name="P44"><text:span text:style-name="T385">Url:<text:s/></text:span><text:a xlink:href="http://localhost:8080/Asad/questionnaire/addquestionnaire"><text:span text:style-name="T386">http://localhost:8080/Asad/questionnaire/addquestionnaire</text:span></text:a><text:span text:style-name="T387"/></text:p>
      <text:p text:style-name="P44"><text:span text:style-name="T388">Method:<text:s/></text:span><text:span text:style-name="T389">POST</text:span></text:p>
      <text:p text:style-name="P44"><text:span text:style-name="T390">Content-type: application/json</text:span></text:p>
      <text:p text:style-name="P44"><text:span text:style-name="T391">payload</text:span><text:span text:style-name="T392">:</text:span></text:p>
      <text:p text:style-name="P44"><text:span text:style-name="T392">{</text:span></text:p>
      <text:p text:style-name="P44"><text:span text:style-name="T392">"questionnaire":"Insert 2",</text:span></text:p>
      <text:p text:style-name="P44"><text:span text:style-name="T392">"description":"Inserting data"</text:span></text:p>
      <text:p text:style-name="P44"><text:span text:style-name="T392">}</text:span></text:p>
      <text:p text:style-name="P44"><text:span text:style-name="T393">Response</text:span><text:span text:style-name="T394">:</text:span></text:p>
      <text:p text:style-name="P44"><text:span text:style-name="T395">{</text:span></text:p>
      <text:p text:style-name="P45"><text:span text:style-name="T395">"</text:span><text:span text:style-name="T396">status</text:span><text:span text:style-name="T397">": </text:span><text:span text:style-name="T398">0</text:span></text:p>
      <text:p text:style-name="P45"><text:span text:style-name="T399">"</text:span><text:span text:style-name="T400">message</text:span><text:span text:style-name="T401">": "</text:span><text:span text:style-name="T402">Transaction sucessful</text:span><text:span text:style-name="T403">"</text:span></text:p>
      <text:p text:style-name="P45"><text:span text:style-name="T403">"</text:span><text:span text:style-name="T404">data</text:span><text:span text:style-name="T405">": </text:span><text:span text:style-name="T406">true</text:span></text:p>
      <text:p text:style-name="P46"><text:span text:style-name="T407">}</text:span></text:p>
      <text:p text:style-name="P46"><text:span text:style-name="T408"/></text:p>
      <text:p text:style-name="P46"><text:span text:style-name="T408"/></text:p>
      <text:p text:style-name="P46"><text:span text:style-name="T408"/></text:p>
      <text:p text:style-name="P46"><text:span text:style-name="T408"/></text:p>
      <text:p text:style-name="P46"><text:span text:style-name="T408"/></text:p>
      <text:p text:style-name="P46"><text:span text:style-name="T408"/></text:p>
      <text:p text:style-name="P46"><text:span text:style-name="T408"/></text:p>
      <text:p text:style-name="P46"><text:span text:style-name="T409">11) get All Questionnairies</text:span></text:p>
      <text:p text:style-name="P46"><text:span text:style-name="T410">URL:<text:s/></text:span><text:a xlink:href="http://localhost:8080/Asad/questionnaire/getallquestionnarie"><text:span text:style-name="T411">http://localhost:8080/Asad/questionnaire/getallquestionnarie</text:span></text:a><text:span text:style-name="T412"/></text:p>
      <text:p text:style-name="P46"><text:span text:style-name="T413">Method:<text:s/></text:span><text:span text:style-name="T414">GET</text:span></text:p>
      <text:p text:style-name="P46"><text:span text:style-name="T415"/></text:p>
      <text:p text:style-name="P46"><text:span text:style-name="T415"/></text:p>
      <text:p text:style-name="P46"><text:span text:style-name="T416">Response</text:span><text:span text:style-name="T417">:</text:span></text:p>
      <text:p text:style-name="P46"><text:span text:style-name="T417">{</text:span></text:p>
      <text:p text:style-name="P47"><text:span text:style-name="T417">"</text:span><text:span text:style-name="T418">status</text:span><text:span text:style-name="T419">": </text:span><text:span text:style-name="T420">0</text:span></text:p>
      <text:p text:style-name="P47"><text:span text:style-name="T421">"</text:span><text:span text:style-name="T422">message</text:span><text:span text:style-name="T423">": "</text:span><text:span text:style-name="T424">Transaction sucessful</text:span><text:span text:style-name="T425">"</text:span></text:p>
      <text:p text:style-name="P47"><text:span text:style-name="T425">"</text:span><text:span text:style-name="T426">data</text:span><text:span text:style-name="T427">": </text:span></text:p>
      <text:p text:style-name="P47"><text:span text:style-name="T427">[</text:span></text:p>
      <text:p text:style-name="P47"><text:span text:style-name="T428">4</text:span><text:span text:style-name="T429">]</text:span></text:p>
      <text:p text:style-name="P48"><text:span text:style-name="T430">0:  </text:span></text:p>
      <text:p text:style-name="P49"><text:span text:style-name="T431">{</text:span></text:p>
      <text:p text:style-name="P50"><text:span text:style-name="T431">"</text:span><text:span text:style-name="T432">questionnaireID</text:span><text:span text:style-name="T433">": "</text:span><text:span text:style-name="T434">101</text:span><text:span text:style-name="T435">"</text:span></text:p>
      <text:p text:style-name="P50"><text:span text:style-name="T435">"</text:span><text:span text:style-name="T436">questionnaire</text:span><text:span text:style-name="T437">": "</text:span><text:span text:style-name="T438">First Test</text:span><text:span text:style-name="T439">"</text:span></text:p>
      <text:p text:style-name="P50"><text:span text:style-name="T439">"</text:span><text:span text:style-name="T440">description</text:span><text:span text:style-name="T441">": "</text:span><text:span text:style-name="T442">Description is time wasting</text:span><text:span text:style-name="T443">"</text:span></text:p>
      <text:p text:style-name="P50"><text:span text:style-name="T443">"</text:span><text:span text:style-name="T444">isdelete</text:span><text:span text:style-name="T445">": </text:span><text:span text:style-name="T446">false</text:span></text:p>
      <text:p text:style-name="P51"><text:span text:style-name="T447">}</text:span></text:p>
      <text:p text:style-name="P51"><text:span text:style-name="T448">-</text:span></text:p>
      <text:p text:style-name="P52"><text:span text:style-name="T449">1:  </text:span></text:p>
      <text:p text:style-name="P53"><text:span text:style-name="T450">{</text:span></text:p>
      <text:p text:style-name="P54"><text:span text:style-name="T450">"</text:span><text:span text:style-name="T451">questionnaireID</text:span><text:span text:style-name="T452">": "</text:span><text:span text:style-name="T453">101</text:span><text:span text:style-name="T454">"</text:span></text:p>
      <text:p text:style-name="P54"><text:span text:style-name="T454">"</text:span><text:span text:style-name="T455">questionnaire</text:span><text:span text:style-name="T456">": "</text:span><text:span text:style-name="T457">hhjt</text:span><text:span text:style-name="T458">"</text:span></text:p>
      <text:p text:style-name="P54"><text:span text:style-name="T458">"</text:span><text:span text:style-name="T459">description</text:span><text:span text:style-name="T460">": "</text:span><text:span text:style-name="T461">Description is time wasting</text:span><text:span text:style-name="T462">"</text:span></text:p>
      <text:p text:style-name="P54"><text:span text:style-name="T462">"</text:span><text:span text:style-name="T463">isdelete</text:span><text:span text:style-name="T464">": </text:span><text:span text:style-name="T465">false</text:span></text:p>
      <text:p text:style-name="P55"><text:span text:style-name="T466">}</text:span></text:p>
      <text:p text:style-name="P55"><text:span text:style-name="T467">-</text:span></text:p>
      <text:p text:style-name="P56"><text:span text:style-name="T468">2:  </text:span></text:p>
      <text:p text:style-name="P57"><text:span text:style-name="T469">{</text:span></text:p>
      <text:p text:style-name="P58"><text:span text:style-name="T469">"</text:span><text:span text:style-name="T470">questionnaireID</text:span><text:span text:style-name="T471">": "</text:span><text:span text:style-name="T472">301</text:span><text:span text:style-name="T473">"</text:span></text:p>
      <text:p text:style-name="P58"><text:span text:style-name="T473">"</text:span><text:span text:style-name="T474">questionnaire</text:span><text:span text:style-name="T475">": "</text:span><text:span text:style-name="T476">test1</text:span><text:span text:style-name="T477">"</text:span></text:p>
      <text:p text:style-name="P58"><text:span text:style-name="T477">"</text:span><text:span text:style-name="T478">description</text:span><text:span text:style-name="T479">": "</text:span><text:span text:style-name="T480">test1</text:span><text:span text:style-name="T481">"</text:span></text:p>
      <text:p text:style-name="P58"><text:span text:style-name="T481">"</text:span><text:span text:style-name="T482">isdelete</text:span><text:span text:style-name="T483">": </text:span><text:span text:style-name="T484">false</text:span></text:p>
      <text:p text:style-name="P59"><text:span text:style-name="T485">}</text:span></text:p>
      <text:p text:style-name="P59"><text:span text:style-name="T486">-</text:span></text:p>
      <text:p text:style-name="P60"><text:span text:style-name="T487">3:  </text:span></text:p>
      <text:p text:style-name="P61"><text:span text:style-name="T488">{</text:span></text:p>
      <text:p text:style-name="P62"><text:span text:style-name="T488">"</text:span><text:span text:style-name="T489">questionnaireID</text:span><text:span text:style-name="T490">": "</text:span><text:span text:style-name="T491">a2faf75e61054f9595c30f67de92343b</text:span><text:span text:style-name="T492">"</text:span></text:p>
      <text:p text:style-name="P62"><text:span text:style-name="T492">"</text:span><text:span text:style-name="T493">questionnaire</text:span><text:span text:style-name="T494">": "</text:span><text:span text:style-name="T495">Insert 2</text:span><text:span text:style-name="T496">"</text:span></text:p>
      <text:p text:style-name="P62"><text:span text:style-name="T496">"</text:span><text:span text:style-name="T497">description</text:span><text:span text:style-name="T498">": "</text:span><text:span text:style-name="T499">Inserting data</text:span><text:span text:style-name="T500">"</text:span></text:p>
      <text:p text:style-name="P62"><text:span text:style-name="T500">"</text:span><text:span text:style-name="T501">isdelete</text:span><text:span text:style-name="T502">": </text:span><text:span text:style-name="T503">false</text:span></text:p>
      <text:p text:style-name="P63"><text:span text:style-name="T504">}</text:span></text:p>
      <text:p text:style-name="P63"><text:span text:style-name="T505">-</text:span></text:p>
      <text:p text:style-name="P63"><text:span text:style-name="T505">-</text:span></text:p>
      <text:p text:style-name="P64"><text:span text:style-name="T506">}</text:span></text:p>
      <text:p text:style-name="P64"><text:span text:style-name="T507"/></text:p>
      <text:p text:style-name="P64"><text:span text:style-name="T507"/></text:p>
      <text:p text:style-name="P64"><text:span text:style-name="T508">12)<text:s/></text:span><text:span text:style-name="T509">Get Questionnaire By ID</text:span></text:p>
      <text:p text:style-name="P64"><text:span text:style-name="T510"/></text:p>
      <text:p text:style-name="P64"><text:span text:style-name="T511">URL:<text:s/></text:span><text:a xlink:href="http://localhost:8080/Asad/questionnaire/getquestionnarieid?questionnaireID=a2faf75e61054f9595c30f67de92343b"><text:span text:style-name="T512">http://localhost:8080/Asad/questionnaire/getquestionnarieid?questionnaireID=a2faf75e61054f9595c30f67de92343b</text:span></text:a><text:span text:style-name="T513"/></text:p>
      <text:p text:style-name="P64"><text:span text:style-name="T513"/></text:p>
      <text:p text:style-name="P64"><text:span text:style-name="T514">Method:<text:s/></text:span><text:span text:style-name="T515">GET</text:span></text:p>
      <text:p text:style-name="P64"><text:span text:style-name="T516"><text:s/></text:span><text:span text:style-name="T517">Response</text:span><text:span text:style-name="T518">:</text:span></text:p>
      <text:p text:style-name="P64"><text:span text:style-name="T519">{</text:span></text:p>
      <text:p text:style-name="P65"><text:span text:style-name="T519">"</text:span><text:span text:style-name="T520">status</text:span><text:span text:style-name="T521">": </text:span><text:span text:style-name="T522">0</text:span></text:p>
      <text:p text:style-name="P65"><text:span text:style-name="T523">"</text:span><text:span text:style-name="T524">message</text:span><text:span text:style-name="T525">": "</text:span><text:span text:style-name="T526">Transaction sucessful</text:span><text:span text:style-name="T527">"</text:span></text:p>
      <text:p text:style-name="P65"><text:span text:style-name="T527">"</text:span><text:span text:style-name="T528">data</text:span><text:span text:style-name="T529">": </text:span></text:p>
      <text:p text:style-name="P65"><text:span text:style-name="T529">{</text:span></text:p>
      <text:p text:style-name="P66"><text:span text:style-name="T529">"</text:span><text:span text:style-name="T530">questionnaireID</text:span><text:span text:style-name="T531">": "</text:span><text:span text:style-name="T532">a2faf75e61054f9595c30f67de92343b</text:span><text:span text:style-name="T533">"</text:span></text:p>
      <text:p text:style-name="P66"><text:span text:style-name="T533">"</text:span><text:span text:style-name="T534">questionnaire</text:span><text:span text:style-name="T535">": "</text:span><text:span text:style-name="T536">Insert 2</text:span><text:span text:style-name="T537">"</text:span></text:p>
      <text:p text:style-name="P66"><text:span text:style-name="T537">"</text:span><text:span text:style-name="T538">description</text:span><text:span text:style-name="T539">": "</text:span><text:span text:style-name="T540">Inserting data</text:span><text:span text:style-name="T541">"</text:span></text:p>
      <text:p text:style-name="P66"><text:span text:style-name="T541">"</text:span><text:span text:style-name="T542">isdelete</text:span><text:span text:style-name="T543">": </text:span><text:span text:style-name="T544">false</text:span></text:p>
      <text:p text:style-name="P67"><text:span text:style-name="T545">}</text:span></text:p>
      <text:p text:style-name="P67"><text:span text:style-name="T546">-</text:span></text:p>
      <text:p text:style-name="P68"><text:span text:style-name="T547">}</text:span></text:p>
      <text:p text:style-name="P68"><text:span text:style-name="T548"/></text:p>
      <text:p text:style-name="P68"><text:span text:style-name="T549">13)<text:s/></text:span><text:span text:style-name="T550">Delete Questionnaire</text:span></text:p>
      <text:p text:style-name="P68"><text:span text:style-name="T551"/></text:p>
      <text:p text:style-name="P68"><text:span text:style-name="T552">URL</text:span><text:span text:style-name="T553">:<text:s/></text:span><text:a xlink:href="http://localhost:8080/Asad/questionnaire/deletequestionnaire?qid=a2faf75e61054f9595c30f67de92343b"><text:span text:style-name="T554">http://localhost:8080/Asad/questionnaire/deletequestionnaire?qid=a2faf75e61054f9595c30f67de92343b</text:span></text:a><text:span text:style-name="T555"/></text:p>
      <text:p text:style-name="P68"><text:span text:style-name="T555"/></text:p>
      <text:p text:style-name="P68"><text:span text:style-name="T556">Method:<text:s/></text:span><text:span text:style-name="T557">GET</text:span></text:p>
      <text:p text:style-name="P68"><text:span text:style-name="T558"/></text:p>
      <text:p text:style-name="P68"><text:span text:style-name="T559">Response</text:span><text:span text:style-name="T560">:</text:span></text:p>
      <text:p text:style-name="P68"><text:span text:style-name="T560">{</text:span></text:p>
      <text:p text:style-name="P69"><text:span text:style-name="T560">"</text:span><text:span text:style-name="T561">status</text:span><text:span text:style-name="T562">": </text:span><text:span text:style-name="T563">0</text:span></text:p>
      <text:p text:style-name="P69"><text:span text:style-name="T564">"</text:span><text:span text:style-name="T565">message</text:span><text:span text:style-name="T566">": "</text:span><text:span text:style-name="T567">Transaction sucessful</text:span><text:span text:style-name="T568">"</text:span></text:p>
      <text:p text:style-name="P69"><text:span text:style-name="T568">"</text:span><text:span text:style-name="T569">data</text:span><text:span text:style-name="T570">": "</text:span><text:span text:style-name="T571">principle deleted successfully</text:span><text:span text:style-name="T572">"</text:span></text:p>
      <text:p text:style-name="P70"><text:span text:style-name="T572">}</text:span></text:p>
      <text:p text:style-name="P70"><text:span text:style-name="T573"/></text:p>
      <text:p text:style-name="P70"><text:span text:style-name="T574">14)<text:s/></text:span><text:span text:style-name="T575">Create Team</text:span></text:p>
      <text:p text:style-name="P70"><text:span text:style-name="T576"/></text:p>
      <text:p text:style-name="P70"><text:span text:style-name="T577">URL</text:span><text:span text:style-name="T578">:<text:s/></text:span><text:a xlink:href="http://localhost:8080/Asad/team/addteam"><text:span text:style-name="T579">http://localhost:8080/Asad/team/addteam</text:span></text:a><text:span text:style-name="T580"/></text:p>
      <text:p text:style-name="P70"><text:span text:style-name="T581">Method:<text:s/></text:span><text:span text:style-name="T582">POST</text:span></text:p>
      <text:p text:style-name="P70"><text:span text:style-name="T582">payload</text:span><text:span text:style-name="T583">:</text:span></text:p>
      <text:p text:style-name="P70"><text:span text:style-name="T583">{</text:span></text:p>
      <text:p text:style-name="P70"><text:span text:style-name="T583"><text:s text:c="2"/></text:span></text:p>
      <text:p text:style-name="P70"><text:span text:style-name="T583">"teamName":"Java Team",</text:span></text:p>
      <text:p text:style-name="P70"><text:span text:style-name="T583">"teamOwnerID":"456"</text:span></text:p>
      <text:p text:style-name="P70"><text:span text:style-name="T583">}</text:span></text:p>
      <text:p text:style-name="P70"><text:span text:style-name="T584"/></text:p>
      <text:p text:style-name="P70"><text:span text:style-name="T585">Response</text:span><text:span text:style-name="T586">:</text:span></text:p>
      <text:p text:style-name="P70"><text:span text:style-name="T587">{</text:span></text:p>
      <text:p text:style-name="P71"><text:span text:style-name="T588">"</text:span><text:span text:style-name="T589">status</text:span><text:span text:style-name="T590">": </text:span><text:span text:style-name="T591">0</text:span></text:p>
      <text:p text:style-name="P71"><text:span text:style-name="T592">"</text:span><text:span text:style-name="T593">message</text:span><text:span text:style-name="T594">": "</text:span><text:span text:style-name="T595">Transaction sucessful</text:span><text:span text:style-name="T596">"</text:span></text:p>
      <text:p text:style-name="P71"><text:span text:style-name="T596">"</text:span><text:span text:style-name="T597">data</text:span><text:span text:style-name="T598">": </text:span><text:span text:style-name="T599">true</text:span></text:p>
      <text:p text:style-name="P72"><text:span text:style-name="T600">}</text:span></text:p>
      <text:p text:style-name="P72"><text:span text:style-name="T601"/></text:p>
      <text:p text:style-name="P72"><text:span text:style-name="T601"/></text:p>
      <text:p text:style-name="P72"><text:span text:style-name="T602">15)<text:s/></text:span><text:span text:style-name="T603">Get team by ID</text:span></text:p>
      <text:p text:style-name="P72"><text:span text:style-name="T603">Url</text:span><text:span text:style-name="T604">:<text:s/></text:span><text:a xlink:href="http://localhost:8080/Asad/team/getteambyid?teamID=c1760f3fccf84a808caacff6dc981f83"><text:span text:style-name="T605">http://localhost:8080/Asad/team/getteambyid?teamID=c1760f3fccf84a808caacff6dc981f83</text:span></text:a><text:span text:style-name="T606"/></text:p>
      <text:p text:style-name="P72"><text:span text:style-name="T607">Method:<text:s/></text:span><text:span text:style-name="T608">GET</text:span></text:p>
      <text:p text:style-name="P72"><text:span text:style-name="T609"/></text:p>
      <text:p text:style-name="P72"><text:span text:style-name="T610">response</text:span><text:span text:style-name="T611">:</text:span></text:p>
      <text:p text:style-name="P72"><text:span text:style-name="T612">{</text:span></text:p>
      <text:p text:style-name="P73"><text:span text:style-name="T612">"</text:span><text:span text:style-name="T613">status</text:span><text:span text:style-name="T614">": </text:span><text:span text:style-name="T615">0</text:span></text:p>
      <text:p text:style-name="P73"><text:span text:style-name="T616">"</text:span><text:span text:style-name="T617">message</text:span><text:span text:style-name="T618">": "</text:span><text:span text:style-name="T619">Transaction sucessful</text:span><text:span text:style-name="T620">"</text:span></text:p>
      <text:p text:style-name="P73"><text:span text:style-name="T620">"</text:span><text:span text:style-name="T621">data</text:span><text:span text:style-name="T622">": </text:span></text:p>
      <text:p text:style-name="P73"><text:span text:style-name="T622">{</text:span></text:p>
      <text:p text:style-name="P74"><text:span text:style-name="T622">"</text:span><text:span text:style-name="T623">teamID</text:span><text:span text:style-name="T624">": "</text:span><text:span text:style-name="T625">c1760f3fccf84a808caacff6dc981f83</text:span><text:span text:style-name="T626">"</text:span></text:p>
      <text:p text:style-name="P74"><text:span text:style-name="T626">"</text:span><text:span text:style-name="T627">teamName</text:span><text:span text:style-name="T628">": "</text:span><text:span text:style-name="T629">Java Team</text:span><text:span text:style-name="T630">"</text:span></text:p>
      <text:p text:style-name="P74"><text:span text:style-name="T630">"</text:span><text:span text:style-name="T631">teamOwnerID</text:span><text:span text:style-name="T632">": "</text:span><text:span text:style-name="T633">456</text:span><text:span text:style-name="T634">"</text:span></text:p>
      <text:p text:style-name="P74"><text:span text:style-name="T634">"</text:span><text:span text:style-name="T635">membersID</text:span><text:span text:style-name="T636">": "</text:span><text:span text:style-name="T637">null</text:span><text:span text:style-name="T638">"</text:span></text:p>
      <text:p text:style-name="P74"><text:span text:style-name="T638">"</text:span><text:span text:style-name="T639">isdelete</text:span><text:span text:style-name="T640">": </text:span><text:span text:style-name="T641">false</text:span></text:p>
      <text:p text:style-name="P75"><text:span text:style-name="T642">}</text:span></text:p>
      <text:p text:style-name="P75"><text:span text:style-name="T643">-</text:span></text:p>
      <text:p text:style-name="P76"><text:span text:style-name="T644">}</text:span></text:p>
      <text:p text:style-name="P76"><text:span text:style-name="T645"/></text:p>
      <text:p text:style-name="P76"><text:span text:style-name="T645"/></text:p>
      <text:p text:style-name="P76"><text:span text:style-name="T646">16)<text:s/></text:span><text:span text:style-name="T647">Get Team Members</text:span></text:p>
      <text:p text:style-name="P76"><text:span text:style-name="T648">Url:<text:s/></text:span><text:a xlink:href="http://localhost:8080/Asad/team/getTeamMembers?teamID=c1760f3fccf84a808caacff6dc981f83"><text:span text:style-name="T649">http://localhost:8080/Asad/team/getTeamMembers?teamID=c1760f3fccf84a808caacff6dc981f83</text:span></text:a><text:span text:style-name="T650"/></text:p>
      <text:p text:style-name="P76"><text:span text:style-name="T651">Method:<text:s/></text:span><text:span text:style-name="T652">GET</text:span></text:p>
      <text:p text:style-name="P76"><text:span text:style-name="T652">Response</text:span><text:span text:style-name="T653">:</text:span></text:p>
      <text:p text:style-name="P76"><text:span text:style-name="T654"/></text:p>
      <text:p text:style-name="P76"><text:span text:style-name="T655">{</text:span></text:p>
      <text:p text:style-name="P77"><text:span text:style-name="T655">"</text:span><text:span text:style-name="T656">status</text:span><text:span text:style-name="T657">": </text:span><text:span text:style-name="T658">0</text:span></text:p>
      <text:p text:style-name="P77"><text:span text:style-name="T659">"</text:span><text:span text:style-name="T660">message</text:span><text:span text:style-name="T661">": "</text:span><text:span text:style-name="T662">Transaction sucessful</text:span><text:span text:style-name="T663">"</text:span></text:p>
      <text:p text:style-name="P77"><text:span text:style-name="T663">"</text:span><text:span text:style-name="T664">data</text:span><text:span text:style-name="T665">": </text:span></text:p>
      <text:p text:style-name="P77"><text:span text:style-name="T665">{</text:span></text:p>
      <text:p text:style-name="P78"><text:span text:style-name="T665">"</text:span><text:span text:style-name="T666">teamID</text:span><text:span text:style-name="T667">": </text:span><text:span text:style-name="T668">null</text:span></text:p>
      <text:p text:style-name="P78"><text:span text:style-name="T669">"</text:span><text:span text:style-name="T670">teamName</text:span><text:span text:style-name="T671">": "</text:span><text:span text:style-name="T672">Java Team</text:span><text:span text:style-name="T673">"</text:span></text:p>
      <text:p text:style-name="P78"><text:span text:style-name="T673">"</text:span><text:span text:style-name="T674">teamOwnerID</text:span><text:span text:style-name="T675">": "</text:span><text:span text:style-name="T676">456</text:span><text:span text:style-name="T677">"</text:span></text:p>
      <text:p text:style-name="P78"><text:span text:style-name="T677">"</text:span><text:span text:style-name="T678">members</text:span><text:span text:style-name="T679">": </text:span></text:p>
      <text:p text:style-name="P79"><text:span text:style-name="T679">{</text:span></text:p>
      <text:p text:style-name="P80"><text:span text:style-name="T680">23</text:span><text:span text:style-name="T681">: "</text:span><text:span text:style-name="T682">Bittu</text:span><text:span text:style-name="T683">"</text:span></text:p>
      <text:p text:style-name="P81"><text:span text:style-name="T683">}</text:span></text:p>
      <text:p text:style-name="P81"><text:span text:style-name="T684">-</text:span></text:p>
      <text:p text:style-name="P81"><text:span text:style-name="T685">}</text:span></text:p>
      <text:p text:style-name="P81"><text:span text:style-name="T686">-</text:span></text:p>
      <text:p text:style-name="P82"><text:span text:style-name="T687">}</text:span></text:p>
      <text:p text:style-name="P82"><text:span text:style-name="T688"/></text:p>
      <text:p text:style-name="P82"><text:span text:style-name="T689">OR</text:span></text:p>
      <text:p text:style-name="P82"><text:span text:style-name="T690"/></text:p>
      <text:p text:style-name="P82"><text:span text:style-name="T691">{</text:span></text:p>
      <text:p text:style-name="P83"><text:span text:style-name="T691">"</text:span><text:span text:style-name="T692">status</text:span><text:span text:style-name="T693">": </text:span><text:span text:style-name="T694">4294</text:span></text:p>
      <text:p text:style-name="P83"><text:span text:style-name="T695">"</text:span><text:span text:style-name="T696">message</text:span><text:span text:style-name="T697">": "</text:span><text:span text:style-name="T698">Requested data not found</text:span><text:span text:style-name="T699">"</text:span></text:p>
      <text:p text:style-name="P83"><text:span text:style-name="T699">"</text:span><text:span text:style-name="T700">data</text:span><text:span text:style-name="T701">": "</text:span><text:span text:style-name="T702">No team found.</text:span><text:span text:style-name="T703">"</text:span></text:p>
      <text:p text:style-name="P84"><text:span text:style-name="T703">}</text:span></text:p>
      <text:p text:style-name="P84"><text:span text:style-name="T704"/></text:p>
      <text:p text:style-name="P84"><text:span text:style-name="T704"/></text:p>
      <text:p text:style-name="P84"><text:span text:style-name="T704"/></text:p>
      <text:p text:style-name="P84"><text:span text:style-name="T704"/></text:p>
      <text:p text:style-name="P84"><text:span text:style-name="T705">17)<text:s/></text:span><text:span text:style-name="T706">Get Assign Users</text:span></text:p>
      <text:p text:style-name="P84"><text:span text:style-name="T706">URL</text:span><text:span text:style-name="T707">:<text:s/></text:span><text:a xlink:href="http://localhost:8080/Asad/team/assignusers?teamID=c1760f3fccf84a808caacff6dc981f83"><text:span text:style-name="T708">http://localhost:8080/Asad/team/assignusers?teamID=c1760f3fccf84a808caacff6dc981f83</text:span></text:a><text:span text:style-name="T709"/></text:p>
      <text:p text:style-name="P84"><text:span text:style-name="T710">Methosd:<text:s/></text:span><text:span text:style-name="T711">POST</text:span></text:p>
      <text:p text:style-name="P84"><text:span text:style-name="T711">Body</text:span><text:span text:style-name="T712">:</text:span></text:p>
      <text:p text:style-name="P84"><text:span text:style-name="T712">["23","2"]</text:span></text:p>
      <text:p text:style-name="P84"><text:span text:style-name="T713"/></text:p>
      <text:p text:style-name="P84"><text:span text:style-name="T714">Response</text:span><text:span text:style-name="T715">:</text:span></text:p>
      <text:p text:style-name="P84"><text:span text:style-name="T716">{</text:span></text:p>
      <text:p text:style-name="P85"><text:span text:style-name="T716">"</text:span><text:span text:style-name="T717">status</text:span><text:span text:style-name="T718">": </text:span><text:span text:style-name="T719">0</text:span></text:p>
      <text:p text:style-name="P85"><text:span text:style-name="T720">"</text:span><text:span text:style-name="T721">message</text:span><text:span text:style-name="T722">": "</text:span><text:span text:style-name="T723">Transaction sucessful</text:span><text:span text:style-name="T724">"</text:span></text:p>
      <text:p text:style-name="P85"><text:span text:style-name="T724">"</text:span><text:span text:style-name="T725">data</text:span><text:span text:style-name="T726">": "</text:span><text:span text:style-name="T727">Task Saved Successfully.</text:span><text:span text:style-name="T728">"</text:span></text:p>
      <text:p text:style-name="P86"><text:span text:style-name="T728">}</text:span></text:p>
      <text:p text:style-name="P86"><text:span text:style-name="T729"/></text:p>
      <text:p text:style-name="P86"><text:span text:style-name="T729"/></text:p>
      <text:p text:style-name="P86"><text:span text:style-name="T730">18)<text:s/></text:span><text:span text:style-name="T731">get All teams</text:span></text:p>
      <text:p text:style-name="P86"><text:span text:style-name="T731">Url</text:span><text:span text:style-name="T732">:<text:s/></text:span><text:a xlink:href="http://localhost:8080/Asad/team/getallteam"><text:span text:style-name="T733">http://localhost:8080/Asad/team/getallteam</text:span></text:a><text:span text:style-name="T734"/></text:p>
      <text:p text:style-name="P86"><text:span text:style-name="T735">Method:<text:s/></text:span><text:span text:style-name="T736">GET</text:span></text:p>
      <text:p text:style-name="P86"><text:span text:style-name="T737">{</text:span></text:p>
      <text:p text:style-name="P87"><text:span text:style-name="T737">"</text:span><text:span text:style-name="T738">status</text:span><text:span text:style-name="T739">": </text:span><text:span text:style-name="T740">0</text:span></text:p>
      <text:p text:style-name="P87"><text:span text:style-name="T741">"</text:span><text:span text:style-name="T742">message</text:span><text:span text:style-name="T743">": "</text:span><text:span text:style-name="T744">Transaction sucessful</text:span><text:span text:style-name="T745">"</text:span></text:p>
      <text:p text:style-name="P87"><text:span text:style-name="T745">"</text:span><text:span text:style-name="T746">data</text:span><text:span text:style-name="T747">": </text:span></text:p>
      <text:p text:style-name="P87"><text:span text:style-name="T747">[</text:span></text:p>
      <text:p text:style-name="P87"><text:span text:style-name="T748">2</text:span><text:span text:style-name="T749">]</text:span></text:p>
      <text:p text:style-name="P88"><text:span text:style-name="T750">0:  </text:span></text:p>
      <text:p text:style-name="P89"><text:span text:style-name="T751">{</text:span></text:p>
      <text:p text:style-name="P90"><text:span text:style-name="T751">"</text:span><text:span text:style-name="T752">teamID</text:span><text:span text:style-name="T753">": "</text:span><text:span text:style-name="T754">c1760f3fccf84a808caacff6dc981f83</text:span><text:span text:style-name="T755">"</text:span></text:p>
      <text:p text:style-name="P90"><text:span text:style-name="T755">"</text:span><text:span text:style-name="T756">teamName</text:span><text:span text:style-name="T757">": "</text:span><text:span text:style-name="T758">Java Team</text:span><text:span text:style-name="T759">"</text:span></text:p>
      <text:p text:style-name="P90"><text:span text:style-name="T759">"</text:span><text:span text:style-name="T760">teamOwnerID</text:span><text:span text:style-name="T761">": "</text:span><text:span text:style-name="T762">456</text:span><text:span text:style-name="T763">"</text:span></text:p>
      <text:p text:style-name="P90"><text:span text:style-name="T763">"</text:span><text:span text:style-name="T764">membersID</text:span><text:span text:style-name="T765">": "</text:span><text:span text:style-name="T766">23, 2</text:span><text:span text:style-name="T767">"</text:span></text:p>
      <text:p text:style-name="P90"><text:span text:style-name="T767">"</text:span><text:span text:style-name="T768">isdelete</text:span><text:span text:style-name="T769">": </text:span><text:span text:style-name="T770">false</text:span></text:p>
      <text:p text:style-name="P91"><text:span text:style-name="T771">}</text:span></text:p>
      <text:p text:style-name="P91"><text:span text:style-name="T772">-</text:span></text:p>
      <text:p text:style-name="P92"><text:span text:style-name="T773">1:  </text:span></text:p>
      <text:p text:style-name="P93"><text:span text:style-name="T774">{</text:span></text:p>
      <text:p text:style-name="P94"><text:span text:style-name="T774">"</text:span><text:span text:style-name="T775">teamID</text:span><text:span text:style-name="T776">": "</text:span><text:span text:style-name="T777">d95cf51547b34ad39ed0eba9d8142f76</text:span><text:span text:style-name="T778">"</text:span></text:p>
      <text:p text:style-name="P94"><text:span text:style-name="T778">"</text:span><text:span text:style-name="T779">teamName</text:span><text:span text:style-name="T780">": "</text:span><text:span text:style-name="T781">Angular JS Team</text:span><text:span text:style-name="T782">"</text:span></text:p>
      <text:p text:style-name="P94"><text:span text:style-name="T782">"</text:span><text:span text:style-name="T783">teamOwnerID</text:span><text:span text:style-name="T784">": "</text:span><text:span text:style-name="T785">23</text:span><text:span text:style-name="T786">"</text:span></text:p>
      <text:p text:style-name="P94"><text:span text:style-name="T786">"</text:span><text:span text:style-name="T787">membersID</text:span><text:span text:style-name="T788">": "</text:span><text:span text:style-name="T789">null</text:span><text:span text:style-name="T790">"</text:span></text:p>
      <text:p text:style-name="P94"><text:span text:style-name="T790">"</text:span><text:span text:style-name="T791">isdelete</text:span><text:span text:style-name="T792">": </text:span><text:span text:style-name="T793">false</text:span></text:p>
      <text:p text:style-name="P95"><text:span text:style-name="T794">}</text:span></text:p>
      <text:p text:style-name="P95"><text:span text:style-name="T795">-</text:span></text:p>
      <text:p text:style-name="P95"><text:span text:style-name="T795">-</text:span></text:p>
      <text:p text:style-name="P96"><text:span text:style-name="T796">}</text:span></text:p>
      <text:p text:style-name="P96"><text:span text:style-name="T797"/></text:p>
      <text:p text:style-name="P96"><text:span text:style-name="T797"/></text:p>
      <text:p text:style-name="P96"><text:span text:style-name="T798">19)<text:s/></text:span><text:span text:style-name="T799">Update Team:</text:span></text:p>
      <text:p text:style-name="P96"><text:span text:style-name="T800">URL:<text:s/></text:span><text:a xlink:href="http://localhost:8080/Asad/team/updateteam?teamID=d95cf51547b34ad39ed0eba9d8142f76"><text:span text:style-name="T801">http://localhost:8080/Asad/team/updateteam?teamID=d95cf51547b34ad39ed0eba9d8142f76</text:span></text:a><text:span text:style-name="T802"/></text:p>
      <text:p text:style-name="P96"><text:span text:style-name="T803">Method:<text:s/></text:span><text:span text:style-name="T804">POST</text:span></text:p>
      <text:p text:style-name="P96"><text:span text:style-name="T804">BODY</text:span><text:span text:style-name="T805">:</text:span></text:p>
      <text:p text:style-name="P96"><text:span text:style-name="T805">{</text:span></text:p>
      <text:p text:style-name="P96"><text:span text:style-name="T805">"teamName":"Angular-JS",</text:span></text:p>
      <text:p text:style-name="P96"><text:span text:style-name="T805">"teamOwnerID":"23"</text:span></text:p>
      <text:p text:style-name="P96"><text:span text:style-name="T805">}</text:span></text:p>
      <text:p text:style-name="P96"><text:span text:style-name="T806"/></text:p>
      <text:p text:style-name="P96"><text:span text:style-name="T807">response</text:span><text:span text:style-name="T808">:</text:span></text:p>
      <text:p text:style-name="P96"><text:span text:style-name="T808">{</text:span></text:p>
      <text:p text:style-name="P97"><text:span text:style-name="T808">"</text:span><text:span text:style-name="T809">status</text:span><text:span text:style-name="T810">": </text:span><text:span text:style-name="T811">0</text:span></text:p>
      <text:p text:style-name="P97"><text:span text:style-name="T812">"</text:span><text:span text:style-name="T813">message</text:span><text:span text:style-name="T814">": "</text:span><text:span text:style-name="T815">Transaction sucessful</text:span><text:span text:style-name="T816">"</text:span></text:p>
      <text:p text:style-name="P97"><text:span text:style-name="T816">"</text:span><text:span text:style-name="T817">data</text:span><text:span text:style-name="T818">": "</text:span><text:span text:style-name="T819">team updated successfully</text:span><text:span text:style-name="T820">"</text:span></text:p>
      <text:p text:style-name="P98"><text:span text:style-name="T820">}</text:span></text:p>
      <text:p text:style-name="P98"><text:span text:style-name="T821"/></text:p>
      <text:p text:style-name="P98"><text:span text:style-name="T821"/></text:p>
      <text:p text:style-name="P98"><text:span text:style-name="T821"/></text:p>
      <text:p text:style-name="P98"><text:span text:style-name="T822">20)<text:s/></text:span><text:span text:style-name="T823">DELETE TEAM:</text:span></text:p>
      <text:p text:style-name="P98"><text:span text:style-name="T824">URL:<text:s text:c="2"/></text:span><text:a xlink:href="http://localhost:8080/Asad/team/deleteteam?teamID=d95cf51547b34ad39ed0eba9d8142f76"><text:span text:style-name="T825">http://localhost:8080/Asad/team/deleteteam?teamID=d95cf51547b34ad39ed0eba9d8142f76</text:span></text:a><text:span text:style-name="T826"/></text:p>
      <text:p text:style-name="P98"><text:span text:style-name="T827">Method:<text:s/></text:span><text:span text:style-name="T828">GET</text:span></text:p>
      <text:p text:style-name="P98"><text:span text:style-name="T828">response</text:span><text:span text:style-name="T829">:</text:span></text:p>
      <text:p text:style-name="P98"><text:span text:style-name="T830"/></text:p>
      <text:p text:style-name="P98"><text:span text:style-name="T831">{</text:span></text:p>
      <text:p text:style-name="P99"><text:span text:style-name="T831">"</text:span><text:span text:style-name="T832">status</text:span><text:span text:style-name="T833">": </text:span><text:span text:style-name="T834">0</text:span></text:p>
      <text:p text:style-name="P99"><text:span text:style-name="T835">"</text:span><text:span text:style-name="T836">message</text:span><text:span text:style-name="T837">": "</text:span><text:span text:style-name="T838">Transaction sucessful</text:span><text:span text:style-name="T839">"</text:span></text:p>
      <text:p text:style-name="P99"><text:span text:style-name="T839">"</text:span><text:span text:style-name="T840">data</text:span><text:span text:style-name="T841">": </text:span><text:span text:style-name="T842">true</text:span></text:p>
      <text:p text:style-name="P100"><text:span text:style-name="T843">}</text:span></text:p>
      <text:p text:style-name="P100"><text:span text:style-name="T844"/></text:p>
      <text:p text:style-name="P100"><text:span text:style-name="T845">21)<text:s/></text:span><text:span text:style-name="T846"><text:s/>Get My task</text:span></text:p>
      <text:p text:style-name="P100"><text:span text:style-name="T847">Url:<text:s/></text:span><text:a xlink:href="http://localhost:8080/Asad/task/getMyTask?userID=23"><text:span text:style-name="T848">http://localhost:8080/Asad/task/getMyTask?userID=23</text:span></text:a><text:span text:style-name="T849"/></text:p>
      <text:p text:style-name="P100"><text:span text:style-name="T850">Method:<text:s/></text:span><text:span text:style-name="T851">GET</text:span></text:p>
      <text:p text:style-name="P100"><text:span text:style-name="T852"/></text:p>
      <text:p text:style-name="P100"><text:span text:style-name="T853">response</text:span><text:span text:style-name="T854">:</text:span></text:p>
      <text:p text:style-name="P101"><text:span text:style-name="T855"><text:line-break/>{</text:span></text:p>
      <text:p text:style-name="P103"><text:span text:style-name="T855">"</text:span><text:span text:style-name="T856">status</text:span><text:span text:style-name="T857">": </text:span><text:span text:style-name="T858">0</text:span></text:p>
      <text:p text:style-name="P103"><text:span text:style-name="T859">"</text:span><text:span text:style-name="T860">message</text:span><text:span text:style-name="T861">": "</text:span><text:span text:style-name="T862">Transaction sucessful</text:span><text:span text:style-name="T863">"</text:span></text:p>
      <text:p text:style-name="P103"><text:span text:style-name="T863">"</text:span><text:span text:style-name="T864">data</text:span><text:span text:style-name="T865">": </text:span></text:p>
      <text:p text:style-name="P103"><text:span text:style-name="T865">{</text:span></text:p>
      <text:p text:style-name="P104"><text:span text:style-name="T865">"</text:span><text:span text:style-name="T866">userID</text:span><text:span text:style-name="T867">": "</text:span><text:span text:style-name="T868">23</text:span><text:span text:style-name="T869">"</text:span></text:p>
      <text:p text:style-name="P104"><text:span text:style-name="T869">"</text:span><text:span text:style-name="T870">categories</text:span><text:span text:style-name="T871">": </text:span></text:p>
      <text:p text:style-name="P105"><text:span text:style-name="T871">{</text:span></text:p>
      <text:p text:style-name="P106"><text:span text:style-name="T871">"</text:span><text:span text:style-name="T872">1648a4e9507e4f7d863f526a0c341ae5</text:span><text:span text:style-name="T873">": </text:span></text:p>
      <text:p text:style-name="P107"><text:span text:style-name="T873">{</text:span></text:p>
      <text:p text:style-name="P108"><text:span text:style-name="T873">"</text:span><text:span text:style-name="T874">catrgoryID</text:span><text:span text:style-name="T875">": "</text:span><text:span text:style-name="T876">1648a4e9507e4f7d863f526a0c341ae5</text:span><text:span text:style-name="T877">"</text:span></text:p>
      <text:p text:style-name="P108"><text:span text:style-name="T877">"</text:span><text:span text:style-name="T878">catrgoryName</text:span><text:span text:style-name="T879">": "</text:span><text:span text:style-name="T880">Try 2</text:span><text:span text:style-name="T881">"</text:span></text:p>
      <text:p text:style-name="P108"><text:span text:style-name="T881">"</text:span><text:span text:style-name="T882">description</text:span><text:span text:style-name="T883">": "</text:span><text:span text:style-name="T884">Update desk me try 2</text:span><text:span text:style-name="T885">"</text:span></text:p>
      <text:p text:style-name="P108"><text:span text:style-name="T885">"</text:span><text:span text:style-name="T886">userID</text:span><text:span text:style-name="T887">": "</text:span><text:span text:style-name="T888">48,5,7,23</text:span><text:span text:style-name="T889">"</text:span></text:p>
      <text:p text:style-name="P108"><text:span text:style-name="T889">"</text:span><text:span text:style-name="T890">isDelete</text:span><text:span text:style-name="T891">": </text:span><text:span text:style-name="T892">false</text:span></text:p>
      <text:p text:style-name="P109"><text:span text:style-name="T893">}</text:span></text:p>
      <text:p text:style-name="P109"><text:span text:style-name="T894">-</text:span></text:p>
      <text:p text:style-name="P109"><text:span text:style-name="T895">}</text:span></text:p>
      <text:p text:style-name="P109"><text:span text:style-name="T896">-</text:span></text:p>
      <text:p text:style-name="P110"><text:span text:style-name="T897">"</text:span><text:span text:style-name="T898">principles</text:span><text:span text:style-name="T899">": </text:span></text:p>
      <text:p text:style-name="P111"><text:span text:style-name="T899">{</text:span></text:p>
      <text:p text:style-name="P112"><text:span text:style-name="T899">"</text:span><text:span text:style-name="T900">3b5a203f917e4c43b15ab8dd5fc5f532</text:span><text:span text:style-name="T901">": </text:span></text:p>
      <text:p text:style-name="P113"><text:span text:style-name="T901">{</text:span></text:p>
      <text:p text:style-name="P114"><text:span text:style-name="T901">"</text:span><text:span text:style-name="T902">principleID</text:span><text:span text:style-name="T903">": "</text:span><text:span text:style-name="T904">3b5a203f917e4c43b15ab8dd5fc5f532</text:span><text:span text:style-name="T905">"</text:span></text:p>
      <text:p text:style-name="P114"><text:span text:style-name="T905">"</text:span><text:span text:style-name="T906">principleName</text:span><text:span text:style-name="T907">": "</text:span><text:span text:style-name="T908">Java</text:span><text:span text:style-name="T909">"</text:span></text:p>
      <text:p text:style-name="P114"><text:span text:style-name="T909">"</text:span><text:span text:style-name="T910">description</text:span><text:span text:style-name="T911">": "</text:span><text:span text:style-name="T912">Java uses an automatic garbage collector to manage memory in the object lifecycle.</text:span><text:span text:style-name="T913">"</text:span></text:p>
      <text:p text:style-name="P114"><text:span text:style-name="T913">"</text:span><text:span text:style-name="T914">userID</text:span><text:span text:style-name="T915">": "</text:span><text:span text:style-name="T916">23</text:span><text:span text:style-name="T917">"</text:span></text:p>
      <text:p text:style-name="P114"><text:span text:style-name="T917">"</text:span><text:span text:style-name="T918">disable</text:span><text:span text:style-name="T919">": </text:span><text:span text:style-name="T920">false</text:span></text:p>
      <text:p text:style-name="P115"><text:span text:style-name="T921">}</text:span></text:p>
      <text:p text:style-name="P115"><text:span text:style-name="T922">-</text:span></text:p>
      <text:p text:style-name="P115"><text:span text:style-name="T923">}</text:span></text:p>
      <text:p text:style-name="P115"><text:span text:style-name="T924">-</text:span></text:p>
      <text:p text:style-name="P115"><text:span text:style-name="T925">}</text:span></text:p>
      <text:p text:style-name="P115"><text:span text:style-name="T926">-</text:span></text:p>
      <text:p text:style-name="P116"><text:span text:style-name="T927">}</text:span></text:p>
      <text:p text:style-name="P116"><text:span text:style-name="T928"/></text:p>
      <text:p text:style-name="P116"><text:span text:style-name="T929">22) Authentication</text:span></text:p>
      <text:p text:style-name="P116"><text:span text:style-name="T930">Url:<text:s/></text:span><text:a xlink:href="http://localhost:8080/Asad/user/auth?email=bits@gmail.com&amp;password=123"><text:span text:style-name="T932">http://localhost:8080/Asad/user/auth?email=bits@gmail.com</text:span><text:span text:style-name="T933">HYPERLINK "http://localhost:8080/Asad/user/auth?email=bits@gmail.com&amp;password=123"</text:span><text:span text:style-name="T934">&amp;</text:span><text:span text:style-name="T935">HYPERLINK "http://localhost:8080/Asad/user/auth?email=bits@gmail.com&amp;password=123"</text:span><text:span text:style-name="T936">password=123</text:span></text:a><text:span text:style-name="T937"/></text:p>
      <text:p text:style-name="P116"><text:span text:style-name="T938">Method:</text:span><text:span text:style-name="T939"><text:s/>GET</text:span></text:p>
      <text:p text:style-name="P116"><text:span text:style-name="T940"/></text:p>
      <text:p text:style-name="P116"><text:span text:style-name="T941">response:</text:span></text:p>
      <text:p text:style-name="P116"><text:span text:style-name="T942">{</text:span></text:p>
      <text:p text:style-name="P117"><text:span text:style-name="T943">"</text:span><text:span text:style-name="T944">status</text:span><text:span text:style-name="T945">": </text:span><text:span text:style-name="T946">0</text:span></text:p>
      <text:p text:style-name="P117"><text:span text:style-name="T947">"</text:span><text:span text:style-name="T948">message</text:span><text:span text:style-name="T949">": "</text:span><text:span text:style-name="T950">Transaction sucessful</text:span><text:span text:style-name="T951">"</text:span></text:p>
      <text:p text:style-name="P117"><text:span text:style-name="T951">"</text:span><text:span text:style-name="T952">data</text:span><text:span text:style-name="T953">": </text:span></text:p>
      <text:p text:style-name="P117"><text:span text:style-name="T953">{</text:span></text:p>
      <text:p text:style-name="P118"><text:span text:style-name="T953">"</text:span><text:span text:style-name="T954">userID</text:span><text:span text:style-name="T955">": "</text:span><text:span text:style-name="T956">23</text:span><text:span text:style-name="T957">"</text:span></text:p>
      <text:p text:style-name="P118"><text:span text:style-name="T957">"</text:span><text:span text:style-name="T958">name</text:span><text:span text:style-name="T959">": "</text:span><text:span text:style-name="T960">Shael</text:span><text:span text:style-name="T961">"</text:span></text:p>
      <text:p text:style-name="P118"><text:span text:style-name="T961">"</text:span><text:span text:style-name="T962">email</text:span><text:span text:style-name="T963">": "</text:span><text:span text:style-name="T964">bits@gmail.com</text:span><text:span text:style-name="T965">"</text:span></text:p>
      <text:p text:style-name="P118"><text:span text:style-name="T965">"</text:span><text:span text:style-name="T966">password</text:span><text:span text:style-name="T967">": "</text:span><text:span text:style-name="T968">123</text:span><text:span text:style-name="T969">"</text:span></text:p>
      <text:p text:style-name="P118"><text:span text:style-name="T969">"</text:span><text:span text:style-name="T970">acitve</text:span><text:span text:style-name="T971">": </text:span><text:span text:style-name="T972">true</text:span></text:p>
      <text:p text:style-name="P119"><text:span text:style-name="T973">}</text:span></text:p>
      <text:p text:style-name="P119"><text:span text:style-name="T974">-</text:span></text:p>
      <text:p text:style-name="P120"><text:span text:style-name="T975">}</text:span></text:p>
      <text:p text:style-name="P120"><text:span text:style-name="T976"/></text:p>
      <text:p text:style-name="P120"><text:span text:style-name="T976"/></text:p>
      <text:p text:style-name="P120"><text:span text:style-name="T976"/></text:p>
      <text:p text:style-name="P120"><text:span text:style-name="T977">23) fetch active users</text:span></text:p>
      <text:p text:style-name="P120"><text:span text:style-name="T978">Url:<text:s/></text:span><text:a xlink:href="http://localhost:8080/Asad/user/getActiveUsers"><text:span text:style-name="T979">http://localhost:8080/Asad/user/getActiveUsers</text:span></text:a><text:span text:style-name="T980"/></text:p>
      <text:p text:style-name="P120"><text:span text:style-name="T981">Method: GET</text:span></text:p>
      <text:p text:style-name="P120"><text:span text:style-name="T982"/></text:p>
      <text:p text:style-name="P120"><text:span text:style-name="T983">response:</text:span></text:p>
      <text:p text:style-name="P120"><text:span text:style-name="T984">{</text:span></text:p>
      <text:p text:style-name="P121"><text:span text:style-name="T985">"</text:span><text:span text:style-name="T986">status</text:span><text:span text:style-name="T987">": </text:span><text:span text:style-name="T988">0</text:span></text:p>
      <text:p text:style-name="P121"><text:span text:style-name="T989">"</text:span><text:span text:style-name="T990">message</text:span><text:span text:style-name="T991">": "</text:span><text:span text:style-name="T992">Transaction sucessful</text:span><text:span text:style-name="T993">"</text:span></text:p>
      <text:p text:style-name="P121"><text:span text:style-name="T993">"</text:span><text:span text:style-name="T994">data</text:span><text:span text:style-name="T995">": </text:span></text:p>
      <text:p text:style-name="P121"><text:span text:style-name="T995">[</text:span></text:p>
      <text:p text:style-name="P121"><text:span text:style-name="T996">2</text:span><text:span text:style-name="T997">]</text:span></text:p>
      <text:p text:style-name="P122"><text:span text:style-name="T998">0:  </text:span></text:p>
      <text:p text:style-name="P123"><text:span text:style-name="T999">{</text:span></text:p>
      <text:p text:style-name="P124"><text:span text:style-name="T999">"</text:span><text:span text:style-name="T1000">userID</text:span><text:span text:style-name="T1001">": "</text:span><text:span text:style-name="T1002">23</text:span><text:span text:style-name="T1003">"</text:span></text:p>
      <text:p text:style-name="P124"><text:span text:style-name="T1003">"</text:span><text:span text:style-name="T1004">name</text:span><text:span text:style-name="T1005">": "</text:span><text:span text:style-name="T1006">Shael</text:span><text:span text:style-name="T1007">"</text:span></text:p>
      <text:p text:style-name="P124"><text:span text:style-name="T1007">"</text:span><text:span text:style-name="T1008">email</text:span><text:span text:style-name="T1009">": "</text:span><text:span text:style-name="T1010">bits@gmail.com</text:span><text:span text:style-name="T1011">"</text:span></text:p>
      <text:p text:style-name="P124"><text:span text:style-name="T1011">"</text:span><text:span text:style-name="T1012">password</text:span><text:span text:style-name="T1013">": "</text:span><text:span text:style-name="T1014">123</text:span><text:span text:style-name="T1015">"</text:span></text:p>
      <text:p text:style-name="P124"><text:span text:style-name="T1015">"</text:span><text:span text:style-name="T1016">acitve</text:span><text:span text:style-name="T1017">": </text:span><text:span text:style-name="T1018">true</text:span></text:p>
      <text:p text:style-name="P125"><text:span text:style-name="T1019">}</text:span></text:p>
      <text:p text:style-name="P125"><text:span text:style-name="T1020">-</text:span></text:p>
      <text:p text:style-name="P126"><text:span text:style-name="T1021">1:  </text:span></text:p>
      <text:p text:style-name="P127"><text:span text:style-name="T1022">{</text:span></text:p>
      <text:p text:style-name="P128"><text:span text:style-name="T1022">"</text:span><text:span text:style-name="T1023">userID</text:span><text:span text:style-name="T1024">": "</text:span><text:span text:style-name="T1025">662e0872aa49462cbc78addcf9fee077</text:span><text:span text:style-name="T1026">"</text:span></text:p>
      <text:p text:style-name="P128"><text:span text:style-name="T1026">"</text:span><text:span text:style-name="T1027">name</text:span><text:span text:style-name="T1028">": "</text:span><text:span text:style-name="T1029">Arpit Thakkar</text:span><text:span text:style-name="T1030">"</text:span></text:p>
      <text:p text:style-name="P128"><text:span text:style-name="T1030">"</text:span><text:span text:style-name="T1031">email</text:span><text:span text:style-name="T1032">": "</text:span><text:span text:style-name="T1033">arpit.thakkar@gmail.com</text:span><text:span text:style-name="T1034">"</text:span></text:p>
      <text:p text:style-name="P128"><text:span text:style-name="T1034">"</text:span><text:span text:style-name="T1035">password</text:span><text:span text:style-name="T1036">": "</text:span><text:span text:style-name="T1037">arpit</text:span><text:span text:style-name="T1038">"</text:span></text:p>
      <text:p text:style-name="P128"><text:span text:style-name="T1038">"</text:span><text:span text:style-name="T1039">acitve</text:span><text:span text:style-name="T1040">": </text:span><text:span text:style-name="T1041">true</text:span></text:p>
      <text:p text:style-name="P129"><text:span text:style-name="T1042">}</text:span></text:p>
      <text:p text:style-name="P129"><text:span text:style-name="T1043">-</text:span></text:p>
      <text:p text:style-name="P129"><text:span text:style-name="T1043">-</text:span></text:p>
      <text:p text:style-name="P130"><text:span text:style-name="T1044">}</text:span></text:p>
      <text:p text:style-name="P130"><text:span text:style-name="T1045"/></text:p>
      <text:p text:style-name="P130"><text:span text:style-name="T1045"/></text:p>
      <text:p text:style-name="P130"><text:span text:style-name="T1046">24) Get All users</text:span></text:p>
      <text:p text:style-name="P130"><text:span text:style-name="T1047">Url:<text:s/></text:span><text:a xlink:href="http://localhost:8080/Asad/user/getAllUsers"><text:span text:style-name="T1048">http://localhost:8080/Asad/user/getAllUsers</text:span></text:a><text:span text:style-name="T1049"/></text:p>
      <text:p text:style-name="P130"><text:span text:style-name="T1050">Method: GET</text:span></text:p>
      <text:p text:style-name="P130"><text:span text:style-name="T1051"/></text:p>
      <text:p text:style-name="P130"><text:span text:style-name="T1052">response</text:span><text:span text:style-name="T1053">:</text:span></text:p>
      <text:p text:style-name="P130"><text:span text:style-name="T1054">{</text:span></text:p>
      <text:p text:style-name="P131"><text:span text:style-name="T1055">"</text:span><text:span text:style-name="T1056">status</text:span><text:span text:style-name="T1057">": </text:span><text:span text:style-name="T1058">0</text:span></text:p>
      <text:p text:style-name="P131"><text:span text:style-name="T1059">"</text:span><text:span text:style-name="T1060">message</text:span><text:span text:style-name="T1061">": "</text:span><text:span text:style-name="T1062">Transaction sucessful</text:span><text:span text:style-name="T1063">"</text:span></text:p>
      <text:p text:style-name="P131"><text:span text:style-name="T1063">"</text:span><text:span text:style-name="T1064">data</text:span><text:span text:style-name="T1065">": </text:span></text:p>
      <text:p text:style-name="P131"><text:span text:style-name="T1065">[</text:span></text:p>
      <text:p text:style-name="P131"><text:span text:style-name="T1066">2</text:span><text:span text:style-name="T1067">]</text:span></text:p>
      <text:p text:style-name="P132"><text:span text:style-name="T1068">0:  </text:span></text:p>
      <text:p text:style-name="P133"><text:span text:style-name="T1069">{</text:span></text:p>
      <text:p text:style-name="P134"><text:span text:style-name="T1069">"</text:span><text:span text:style-name="T1070">userID</text:span><text:span text:style-name="T1071">": "</text:span><text:span text:style-name="T1072">23</text:span><text:span text:style-name="T1073">"</text:span></text:p>
      <text:p text:style-name="P134"><text:span text:style-name="T1073">"</text:span><text:span text:style-name="T1074">name</text:span><text:span text:style-name="T1075">": "</text:span><text:span text:style-name="T1076">Shael</text:span><text:span text:style-name="T1077">"</text:span></text:p>
      <text:p text:style-name="P134"><text:span text:style-name="T1077">"</text:span><text:span text:style-name="T1078">email</text:span><text:span text:style-name="T1079">": "</text:span><text:span text:style-name="T1080">bits@gmail.com</text:span><text:span text:style-name="T1081">"</text:span></text:p>
      <text:p text:style-name="P134"><text:span text:style-name="T1081">"</text:span><text:span text:style-name="T1082">password</text:span><text:span text:style-name="T1083">": "</text:span><text:span text:style-name="T1084">123</text:span><text:span text:style-name="T1085">"</text:span></text:p>
      <text:p text:style-name="P134"><text:span text:style-name="T1085">"</text:span><text:span text:style-name="T1086">acitve</text:span><text:span text:style-name="T1087">": </text:span><text:span text:style-name="T1088">true</text:span></text:p>
      <text:p text:style-name="P135"><text:span text:style-name="T1089">}</text:span></text:p>
      <text:p text:style-name="P135"><text:span text:style-name="T1090">-</text:span></text:p>
      <text:p text:style-name="P136"><text:span text:style-name="T1091">1:  </text:span></text:p>
      <text:p text:style-name="P137"><text:span text:style-name="T1092">{</text:span></text:p>
      <text:p text:style-name="P138"><text:span text:style-name="T1092">"</text:span><text:span text:style-name="T1093">userID</text:span><text:span text:style-name="T1094">": "</text:span><text:span text:style-name="T1095">662e0872aa49462cbc78addcf9fee077</text:span><text:span text:style-name="T1096">"</text:span></text:p>
      <text:p text:style-name="P138"><text:span text:style-name="T1096">"</text:span><text:span text:style-name="T1097">name</text:span><text:span text:style-name="T1098">": "</text:span><text:span text:style-name="T1099">Arpit Thakkar</text:span><text:span text:style-name="T1100">"</text:span></text:p>
      <text:p text:style-name="P138"><text:span text:style-name="T1100">"</text:span><text:span text:style-name="T1101">email</text:span><text:span text:style-name="T1102">": "</text:span><text:span text:style-name="T1103">arpit.thakkar@gmail.com</text:span><text:span text:style-name="T1104">"</text:span></text:p>
      <text:p text:style-name="P138"><text:span text:style-name="T1104">"</text:span><text:span text:style-name="T1105">password</text:span><text:span text:style-name="T1106">": "</text:span><text:span text:style-name="T1107">arpit</text:span><text:span text:style-name="T1108">"</text:span></text:p>
      <text:p text:style-name="P138"><text:span text:style-name="T1108">"</text:span><text:span text:style-name="T1109">acitve</text:span><text:span text:style-name="T1110">": </text:span><text:span text:style-name="T1111">true</text:span></text:p>
      <text:p text:style-name="P139"><text:span text:style-name="T1112">}</text:span></text:p>
      <text:p text:style-name="P139"><text:span text:style-name="T1113">-</text:span></text:p>
      <text:p text:style-name="P139"><text:span text:style-name="T1113">-</text:span></text:p>
      <text:p text:style-name="P140"><text:span text:style-name="T1113">}</text:span></text:p>
      <text:p text:style-name="P140"><text:span text:style-name="T1114"/></text:p>
      <text:p text:style-name="P140"><text:span text:style-name="T1115">25) Register</text:span></text:p>
      <text:p text:style-name="P140"><text:span text:style-name="T1116">Url:<text:s/></text:span><text:a xlink:href="http://localhost:8080/Asad/user/register"><text:span text:style-name="T1117">http://localhost:8080/Asad/user/register</text:span></text:a><text:span text:style-name="T1118"/></text:p>
      <text:p text:style-name="P140"><text:span text:style-name="T1119">Method:<text:s/></text:span><text:span text:style-name="T1120">POST</text:span></text:p>
      <text:p text:style-name="P140"><text:span text:style-name="T1121">Body:</text:span></text:p>
      <text:p text:style-name="P140"><text:span text:style-name="T1121">{</text:span></text:p>
      <text:p text:style-name="P140"><text:span text:style-name="T1121"><text:s text:c="2"/>"name":"Arpit Thakkar",</text:span></text:p>
      <text:p text:style-name="P140"><text:span text:style-name="T1121"><text:s text:c="2"/>"email":"arpit.thakkar@gmail.com",</text:span></text:p>
      <text:p text:style-name="P140"><text:span text:style-name="T1121"><text:s text:c="2"/>"password":"arpit"</text:span></text:p>
      <text:p text:style-name="P140"><text:span text:style-name="T1121">}</text:span></text:p>
      <text:p text:style-name="P140"><text:span text:style-name="T1122"/></text:p>
      <text:p text:style-name="P140"><text:span text:style-name="T1123">reponse:</text:span></text:p>
      <text:p text:style-name="P140"><text:span text:style-name="T1124">{</text:span></text:p>
      <text:p text:style-name="P141"><text:span text:style-name="T1124">"</text:span><text:span text:style-name="T1125">status</text:span><text:span text:style-name="T1126">": </text:span><text:span text:style-name="T1127">0</text:span></text:p>
      <text:p text:style-name="P141"><text:span text:style-name="T1128">"</text:span><text:span text:style-name="T1129">message</text:span><text:span text:style-name="T1130">": "</text:span><text:span text:style-name="T1131">Transaction sucessful</text:span><text:span text:style-name="T1132">"</text:span></text:p>
      <text:p text:style-name="P141"><text:span text:style-name="T1132">"</text:span><text:span text:style-name="T1133">data</text:span><text:span text:style-name="T1134">": </text:span><text:span text:style-name="T1135">true</text:span></text:p>
      <text:p text:style-name="P142"><text:span text:style-name="T1136">}</text:span></text:p>
      <text:p text:style-name="P142"><text:span text:style-name="T1137"/></text:p>
      <text:p text:style-name="P142"><text:span text:style-name="T1138">26) Create template or<text:s/></text:span><text:span text:style-name="T1139">Update template.</text:span></text:p>
      <text:p text:style-name="P142"><text:span text:style-name="T1140">URL:<text:s/></text:span><text:a xlink:href="http://localhost:8080/Asad/desk/createTemplate"><text:span text:style-name="T1141">http://localhost:8080/Asad/desk/createTemplate</text:span></text:a><text:span text:style-name="T1142"/></text:p>
      <text:p text:style-name="P142"><text:span text:style-name="T1142"/></text:p>
      <text:p text:style-name="P142"><text:span text:style-name="T1143">Method: POST</text:span></text:p>
      <text:p text:style-name="P142"><text:span text:style-name="T1143">Content-Type: application/json</text:span></text:p>
      <text:p text:style-name="P142"><text:span text:style-name="T1143">Payload:</text:span></text:p>
      <text:p text:style-name="P142"><text:span text:style-name="T1143">-------------------------------------------------------</text:span></text:p>
      <text:p text:style-name="P142"><text:span text:style-name="T1144">{</text:span></text:p>
      <text:p text:style-name="P142"><text:span text:style-name="T1144"><text:tab/>"templateID": "Temp101",</text:span></text:p>
      <text:p text:style-name="P142"><text:span text:style-name="T1144"><text:tab/>"templateName": "Programming",</text:span></text:p>
      <text:p text:style-name="P142"><text:span text:style-name="T1144"><text:tab/>"categoryList": [{</text:span></text:p>
      <text:p text:style-name="P142"><text:span text:style-name="T1144"><text:tab/><text:tab/>"catrgoryID": "C101",</text:span></text:p>
      <text:p text:style-name="P142"><text:span text:style-name="T1144"><text:tab/><text:tab/>"catrgoryName": "Java",</text:span></text:p>
      <text:p text:style-name="P142"><text:span text:style-name="T1144"><text:tab/><text:tab/>"principleList": [{</text:span></text:p>
      <text:p text:style-name="P142"><text:span text:style-name="T1144"><text:tab/><text:tab/><text:tab/>"principleID": "P101",</text:span></text:p>
      <text:p text:style-name="P142"><text:span text:style-name="T1144"><text:tab/><text:tab/><text:tab/>"principleName": "Spring Java",</text:span></text:p>
      <text:p text:style-name="P142"><text:span text:style-name="T1144"><text:tab/><text:tab/><text:tab/>"questionnaireList": [{</text:span></text:p>
      <text:p text:style-name="P142"><text:span text:style-name="T1144"><text:tab/><text:tab/><text:tab/><text:tab/>"qID": "Q101",</text:span></text:p>
      <text:p text:style-name="P142"><text:span text:style-name="T1144"><text:tab/><text:tab/><text:tab/><text:tab/>"name": "Question1"</text:span></text:p>
      <text:p text:style-name="P142"><text:span text:style-name="T1144"><text:tab/><text:tab/><text:tab/>}, {</text:span></text:p>
      <text:p text:style-name="P142"><text:span text:style-name="T1144"><text:tab/><text:tab/><text:tab/><text:tab/>"qID": "Q102",</text:span></text:p>
      <text:p text:style-name="P142"><text:span text:style-name="T1144"><text:s/><text:tab/><text:tab/><text:tab/><text:tab/>"name": "Question2"</text:span></text:p>
      <text:p text:style-name="P142"><text:span text:style-name="T1144"><text:tab/><text:tab/><text:tab/>}, {</text:span></text:p>
      <text:p text:style-name="P142"><text:span text:style-name="T1144"><text:tab/><text:tab/><text:tab/><text:tab/>"qID": "Q103",</text:span></text:p>
      <text:p text:style-name="P142"><text:span text:style-name="T1144"><text:tab/><text:tab/><text:tab/><text:tab/>"name": "Question3"</text:span></text:p>
      <text:p text:style-name="P142"><text:span text:style-name="T1144"><text:tab/><text:tab/><text:tab/>}]</text:span></text:p>
      <text:p text:style-name="P142"><text:span text:style-name="T1144"><text:tab/><text:tab/>},</text:span></text:p>
      <text:p text:style-name="P142"><text:span text:style-name="T1144"><text:s text:c="16"/>{</text:span></text:p>
      <text:p text:style-name="P142"><text:span text:style-name="T1144"><text:tab/><text:tab/><text:tab/>"principleID": "P102",</text:span></text:p>
      <text:p text:style-name="P142"><text:span text:style-name="T1144"><text:tab/><text:tab/><text:tab/>"principleName": "Core Java",</text:span></text:p>
      <text:p text:style-name="P142"><text:span text:style-name="T1144"><text:tab/><text:tab/><text:tab/>"questionnaireList": [{</text:span></text:p>
      <text:p text:style-name="P142"><text:span text:style-name="T1144"><text:tab/><text:tab/><text:tab/><text:tab/>"qID": "Q201",</text:span></text:p>
      <text:p text:style-name="P142"><text:span text:style-name="T1144"><text:tab/><text:tab/><text:tab/><text:tab/>"name": "Question1"</text:span></text:p>
      <text:p text:style-name="P142"><text:span text:style-name="T1144"><text:tab/><text:tab/><text:tab/>}, {</text:span></text:p>
      <text:p text:style-name="P142"><text:span text:style-name="T1144"><text:tab/><text:tab/><text:tab/><text:tab/>"qID": "Q202",</text:span></text:p>
      <text:p text:style-name="P142"><text:span text:style-name="T1144"><text:s/><text:tab/><text:tab/><text:tab/><text:tab/>"name": "Question2"</text:span></text:p>
      <text:p text:style-name="P142"><text:span text:style-name="T1144"><text:tab/><text:tab/><text:tab/>}, {</text:span></text:p>
      <text:p text:style-name="P142"><text:span text:style-name="T1144"><text:tab/><text:tab/><text:tab/><text:tab/>"qID": "Q303",</text:span></text:p>
      <text:p text:style-name="P142"><text:span text:style-name="T1144"><text:tab/><text:tab/><text:tab/><text:tab/>"name": "Question3"</text:span></text:p>
      <text:p text:style-name="P142"><text:span text:style-name="T1144"><text:tab/><text:tab/><text:tab/>}]</text:span></text:p>
      <text:p text:style-name="P142"><text:span text:style-name="T1144"><text:tab/><text:tab/>}]</text:span></text:p>
      <text:p text:style-name="P142"><text:span text:style-name="T1144"><text:tab/>},</text:span></text:p>
      <text:p text:style-name="P142"><text:span text:style-name="T1144"><text:s text:c="8"/>{</text:span></text:p>
      <text:p text:style-name="P142"><text:span text:style-name="T1144"><text:tab/><text:tab/>"catrgoryID": "C102",</text:span></text:p>
      <text:p text:style-name="P142"><text:span text:style-name="T1144"><text:tab/><text:tab/>"catrgoryName": "P",</text:span></text:p>
      <text:p text:style-name="P142"><text:span text:style-name="T1144"><text:tab/><text:tab/>"principleList": [{</text:span></text:p>
      <text:p text:style-name="P142"><text:span text:style-name="T1144"><text:tab/><text:tab/><text:tab/>"principleID": "P101",</text:span></text:p>
      <text:p text:style-name="P142"><text:span text:style-name="T1144"><text:tab/><text:tab/><text:tab/>"principleName": "Spring Java",</text:span></text:p>
      <text:p text:style-name="P142"><text:span text:style-name="T1144"><text:tab/><text:tab/><text:tab/>"questionnaireList": [{</text:span></text:p>
      <text:p text:style-name="P142"><text:span text:style-name="T1144"><text:tab/><text:tab/><text:tab/><text:tab/>"qID": "Q101",</text:span></text:p>
      <text:p text:style-name="P142"><text:span text:style-name="T1144"><text:tab/><text:tab/><text:tab/><text:tab/>"name": "Question1"</text:span></text:p>
      <text:p text:style-name="P142"><text:span text:style-name="T1144"><text:tab/><text:tab/><text:tab/>}, {</text:span></text:p>
      <text:p text:style-name="P142"><text:span text:style-name="T1144"><text:tab/><text:tab/><text:tab/><text:tab/>"qID": "Q102",</text:span></text:p>
      <text:p text:style-name="P142"><text:span text:style-name="T1144"><text:s/><text:tab/><text:tab/><text:tab/><text:tab/>"name": "Question2"</text:span></text:p>
      <text:p text:style-name="P142"><text:span text:style-name="T1144"><text:tab/><text:tab/><text:tab/>}, {</text:span></text:p>
      <text:p text:style-name="P142"><text:span text:style-name="T1144"><text:tab/><text:tab/><text:tab/><text:tab/>"qID": "Q103",</text:span></text:p>
      <text:p text:style-name="P142"><text:span text:style-name="T1144"><text:tab/><text:tab/><text:tab/><text:tab/>"name": "Question3"</text:span></text:p>
      <text:p text:style-name="P142"><text:span text:style-name="T1144"><text:tab/><text:tab/><text:tab/>}]</text:span></text:p>
      <text:p text:style-name="P142"><text:span text:style-name="T1144"><text:tab/><text:tab/>},</text:span></text:p>
      <text:p text:style-name="P142"><text:span text:style-name="T1144"><text:s text:c="16"/>{</text:span></text:p>
      <text:p text:style-name="P142"><text:span text:style-name="T1144"><text:tab/><text:tab/><text:tab/>"principleID": "P102",</text:span></text:p>
      <text:p text:style-name="P142"><text:span text:style-name="T1144"><text:tab/><text:tab/><text:tab/>"principleName": "Core Java",</text:span></text:p>
      <text:p text:style-name="P142"><text:span text:style-name="T1144"><text:tab/><text:tab/><text:tab/>"questionnaireList": [{</text:span></text:p>
      <text:p text:style-name="P142"><text:span text:style-name="T1144"><text:tab/><text:tab/><text:tab/><text:tab/>"qID": "Q201",</text:span></text:p>
      <text:p text:style-name="P142"><text:span text:style-name="T1144"><text:tab/><text:tab/><text:tab/><text:tab/>"name": "Question1"</text:span></text:p>
      <text:p text:style-name="P142"><text:span text:style-name="T1144"><text:tab/><text:tab/><text:tab/>}, {</text:span></text:p>
      <text:p text:style-name="P142"><text:span text:style-name="T1144"><text:tab/><text:tab/><text:tab/><text:tab/>"qID": "Q202",</text:span></text:p>
      <text:p text:style-name="P142"><text:span text:style-name="T1144"><text:s/><text:tab/><text:tab/><text:tab/><text:tab/>"name": "Question2"</text:span></text:p>
      <text:p text:style-name="P142"><text:span text:style-name="T1144"><text:tab/><text:tab/><text:tab/>}, {</text:span></text:p>
      <text:p text:style-name="P142"><text:span text:style-name="T1144"><text:tab/><text:tab/><text:tab/><text:tab/>"qID": "Q303",</text:span></text:p>
      <text:p text:style-name="P142"><text:span text:style-name="T1144"><text:tab/><text:tab/><text:tab/><text:tab/>"name": "Question3"</text:span></text:p>
      <text:p text:style-name="P142"><text:span text:style-name="T1144"><text:tab/><text:tab/><text:tab/>}]</text:span></text:p>
      <text:p text:style-name="P142"><text:span text:style-name="T1144"><text:tab/><text:tab/>}]</text:span></text:p>
      <text:p text:style-name="P142"><text:span text:style-name="T1144"><text:tab/>}]</text:span></text:p>
      <text:p text:style-name="P142"><text:span text:style-name="T1144">}</text:span></text:p>
      <text:p text:style-name="P142"><text:span text:style-name="T1145"/></text:p>
      <text:p text:style-name="P142"><text:span text:style-name="T1145"/></text:p>
      <text:p text:style-name="P142"><text:span text:style-name="T1145"/></text:p>
      <text:p text:style-name="P142"><text:span text:style-name="T1145"/></text:p>
      <text:p text:style-name="P142"><text:span text:style-name="T1145"/></text:p>
      <text:p text:style-name="P142"><text:span text:style-name="T1146">26) GET Template by ID.</text:span></text:p>
      <text:p text:style-name="P142"><text:span text:style-name="T1147">URL:<text:s/></text:span><text:a xlink:href="http://localhost:8080/Asad/desk/gettemplate?templateID=&lt;TemplateID"><text:span text:style-name="T1149">http://localhost:8080/Asad/desk/gettemplate?templateID=</text:span><text:span text:style-name="T1150">HYPERLINK "http://localhost:8080/Asad/desk/gettemplate?templateID=&lt;TemplateID"</text:span><text:span text:style-name="T1151">&lt;</text:span><text:span text:style-name="T1152">HYPERLINK "http://localhost:8080/Asad/desk/gettemplate?templateID=&lt;TemplateID"</text:span><text:span text:style-name="T1153">TemplateID</text:span></text:a><text:span text:style-name="T1154">&gt;</text:span></text:p>
      <text:p text:style-name="P142"><text:span text:style-name="T1154">Method: POST</text:span></text:p>
      <text:p text:style-name="P142"><text:span text:style-name="T1154">Content-Type: application/json</text:span></text:p>
      <text:p text:style-name="P142"><text:span text:style-name="T1155"/></text:p>
      <text:p text:style-name="P142"><text:span text:style-name="T1156">27) Save Survey Result</text:span></text:p>
      <text:p text:style-name="P142"><text:span text:style-name="T1157">URL:<text:s/></text:span><text:a xlink:href="http://localhost:8080/Asad/desk/saveSurveyResult"><text:span text:style-name="T1158">http://localhost:8080/Asad/desk/saveSurveyResult</text:span></text:a><text:span text:style-name="T1159"/></text:p>
      <text:p text:style-name="P142"><text:span text:style-name="T1160">Method: POST</text:span></text:p>
      <text:p text:style-name="P142"><text:span text:style-name="T1160">Content-Type: application/json</text:span></text:p>
      <text:p text:style-name="P142"><text:span text:style-name="T1160">Payload:</text:span></text:p>
      <text:p text:style-name="P142"><text:span text:style-name="T1160">---------------------------------------------------------------------------------------</text:span></text:p>
      <text:p text:style-name="P142"><text:span text:style-name="T1160">{</text:span></text:p>
      <text:p text:style-name="P142"><text:span text:style-name="T1160"><text:tab/>"userID": "134",</text:span></text:p>
      <text:p text:style-name="P142"><text:span text:style-name="T1160"><text:tab/>"principleID": "201",</text:span></text:p>
      <text:p text:style-name="P142"><text:span text:style-name="T1160"><text:tab/>"principleName": "PName",</text:span></text:p>
      <text:p text:style-name="P142"><text:span text:style-name="T1160"><text:tab/>"ansQuestionnaire": [{</text:span></text:p>
      <text:p text:style-name="P142"><text:span text:style-name="T1160"><text:tab/><text:tab/>"questionnnaireID": "164",</text:span></text:p>
      <text:p text:style-name="P142"><text:span text:style-name="T1160"><text:tab/><text:tab/>"questionnnaireName": "questionnnaireName",</text:span></text:p>
      <text:p text:style-name="P142"><text:span text:style-name="T1160"><text:tab/><text:tab/>"comment": "comment",</text:span></text:p>
      <text:p text:style-name="P142"><text:span text:style-name="T1160"><text:tab/><text:tab/>"rating": "8"</text:span></text:p>
      <text:p text:style-name="P142"><text:span text:style-name="T1160"><text:tab/>}, {</text:span></text:p>
      <text:p text:style-name="P142"><text:span text:style-name="T1160"><text:tab/><text:tab/>"questionnnaireID": "165",</text:span></text:p>
      <text:p text:style-name="P142"><text:span text:style-name="T1160"><text:tab/><text:tab/>"questionnnaireName": "questionnnaireName",</text:span></text:p>
      <text:p text:style-name="P142"><text:span text:style-name="T1160"><text:tab/><text:tab/>"comment": "comment123",</text:span></text:p>
      <text:p text:style-name="P142"><text:span text:style-name="T1160"><text:tab/><text:tab/>"rating": "9"</text:span></text:p>
      <text:p text:style-name="P142"><text:span text:style-name="T1160"><text:tab/>}]</text:span></text:p>
      <text:p text:style-name="P142"><text:span text:style-name="T1160">}</text:span></text:p>
      <text:p text:style-name="P142"><text:span text:style-name="T1161"/></text:p>
      <text:p text:style-name="P142"><text:span text:style-name="T1162">28) Get All templates</text:span></text:p>
      <text:p text:style-name="P142"><text:span text:style-name="T1163">URL</text:span><text:span text:style-name="T1164">:<text:s/></text:span><text:a xlink:href="http://localhost:8080/Asad/desk/getAllTemplates"><text:span text:style-name="T1165">http://localhost:8080/Asad/desk/getAllTemplates</text:span></text:a><text:span text:style-name="T1166"/></text:p>
      <text:p text:style-name="P142"><text:span text:style-name="T1166"/></text:p>
      <text:p text:style-name="P142"><text:span text:style-name="T1167">Method:<text:s/></text:span><text:span text:style-name="T1168">GET</text:span></text:p>
      <text:p text:style-name="P142"><text:span text:style-name="T1169">Content-Type: application/json</text:span></text:p>
      <text:p text:style-name="P142"><text:span text:style-name="T1170">Response</text:span><text:span text:style-name="T1171">:</text:span></text:p>
      <text:p text:style-name="P142"><text:span text:style-name="T1171">{</text:span></text:p>
      <text:p text:style-name="P142"><text:span text:style-name="T1171"><text:tab/>"status": 0,</text:span></text:p>
      <text:p text:style-name="P142"><text:span text:style-name="T1171"><text:tab/>"message": "Transaction sucessful",</text:span></text:p>
      <text:p text:style-name="P142"><text:span text:style-name="T1171"><text:tab/>"data": [{</text:span></text:p>
      <text:p text:style-name="P142"><text:span text:style-name="T1171"><text:tab/><text:tab/>"templateID": "yo yo",</text:span></text:p>
      <text:p text:style-name="P142"><text:span text:style-name="T1171"><text:tab/><text:tab/>"templateName": "EXAMPLE",</text:span></text:p>
      <text:p text:style-name="P142"><text:span text:style-name="T1171"><text:tab/><text:tab/>"categoryList": [{</text:span></text:p>
      <text:p text:style-name="P142"><text:span text:style-name="T1171"><text:tab/><text:tab/><text:tab/>"catrgoryID": "categoryID",</text:span></text:p>
      <text:p text:style-name="P142"><text:span text:style-name="T1171"><text:tab/><text:tab/><text:tab/>"catrgoryName": "catrgoryName",</text:span></text:p>
      <text:p text:style-name="P142"><text:span text:style-name="T1171"><text:tab/><text:tab/><text:tab/>"principleList": [{</text:span></text:p>
      <text:p text:style-name="P142"><text:span text:style-name="T1171"><text:tab/><text:tab/><text:tab/><text:tab/>"principleID": "principleID",</text:span></text:p>
      <text:p text:style-name="P142"><text:span text:style-name="T1171"><text:tab/><text:tab/><text:tab/><text:tab/>"principleName": "principleName",</text:span></text:p>
      <text:p text:style-name="P142"><text:span text:style-name="T1171"><text:tab/><text:tab/><text:tab/><text:tab/>"questionnaireList": [{</text:span></text:p>
      <text:p text:style-name="P142"><text:span text:style-name="T1171"><text:tab/><text:tab/><text:tab/><text:tab/><text:tab/>"qID": "qID",</text:span></text:p>
      <text:p text:style-name="P142"><text:span text:style-name="T1171"><text:tab/><text:tab/><text:tab/><text:tab/><text:tab/>"name": "name",</text:span></text:p>
      <text:p text:style-name="P142"><text:span text:style-name="T1171"><text:tab/><text:tab/><text:tab/><text:tab/><text:tab/>"comment": null,</text:span></text:p>
      <text:p text:style-name="P142"><text:span text:style-name="T1171"><text:tab/><text:tab/><text:tab/><text:tab/><text:tab/>"rating": null</text:span></text:p>
      <text:p text:style-name="P142"><text:span text:style-name="T1171"><text:tab/><text:tab/><text:tab/><text:tab/>}, {</text:span></text:p>
      <text:p text:style-name="P142"><text:span text:style-name="T1171"><text:tab/><text:tab/><text:tab/><text:tab/><text:tab/>"qID": "qID",</text:span></text:p>
      <text:p text:style-name="P142"><text:span text:style-name="T1171"><text:tab/><text:tab/><text:tab/><text:tab/><text:tab/>"name": "name1",</text:span></text:p>
      <text:p text:style-name="P142"><text:span text:style-name="T1171"><text:tab/><text:tab/><text:tab/><text:tab/><text:tab/>"comment": null,</text:span></text:p>
      <text:p text:style-name="P142"><text:span text:style-name="T1171"><text:tab/><text:tab/><text:tab/><text:tab/><text:tab/>"rating": null</text:span></text:p>
      <text:p text:style-name="P142"><text:span text:style-name="T1171"><text:tab/><text:tab/><text:tab/><text:tab/>}, {</text:span></text:p>
      <text:p text:style-name="P142"><text:span text:style-name="T1171"><text:tab/><text:tab/><text:tab/><text:tab/><text:tab/>"qID": "qID",</text:span></text:p>
      <text:p text:style-name="P142"><text:span text:style-name="T1171"><text:tab/><text:tab/><text:tab/><text:tab/><text:tab/>"name": "name2",</text:span></text:p>
      <text:p text:style-name="P142"><text:span text:style-name="T1171"><text:tab/><text:tab/><text:tab/><text:tab/><text:tab/>"comment": null,</text:span></text:p>
      <text:p text:style-name="P142"><text:span text:style-name="T1171"><text:tab/><text:tab/><text:tab/><text:tab/><text:tab/>"rating": null</text:span></text:p>
      <text:p text:style-name="P142"><text:span text:style-name="T1171"><text:tab/><text:tab/><text:tab/><text:tab/>}]</text:span></text:p>
      <text:p text:style-name="P142"><text:span text:style-name="T1171"><text:tab/><text:tab/><text:tab/>}]</text:span></text:p>
      <text:p text:style-name="P142"><text:span text:style-name="T1171"><text:tab/><text:tab/>}]</text:span></text:p>
      <text:p text:style-name="P142"><text:span text:style-name="T1171"><text:tab/>}, {</text:span></text:p>
      <text:p text:style-name="P142"><text:span text:style-name="T1171"><text:tab/><text:tab/>"templateID": "Temp101",</text:span></text:p>
      <text:p text:style-name="P142"><text:span text:style-name="T1171"><text:tab/><text:tab/>"templateName": "Programming",</text:span></text:p>
      <text:p text:style-name="P142"><text:span text:style-name="T1171"><text:tab/><text:tab/>"categoryList": [{</text:span></text:p>
      <text:p text:style-name="P142"><text:span text:style-name="T1171"><text:tab/><text:tab/><text:tab/>"catrgoryID": "C102",</text:span></text:p>
      <text:p text:style-name="P142"><text:span text:style-name="T1171"><text:tab/><text:tab/><text:tab/>"catrgoryName": "P",</text:span></text:p>
      <text:p text:style-name="P142"><text:span text:style-name="T1171"><text:tab/><text:tab/><text:tab/>"principleList": [{</text:span></text:p>
      <text:p text:style-name="P142"><text:span text:style-name="T1171"><text:tab/><text:tab/><text:tab/><text:tab/>"principleID": "P101",</text:span></text:p>
      <text:p text:style-name="P142"><text:span text:style-name="T1171"><text:tab/><text:tab/><text:tab/><text:tab/>"principleName": "Spring Java",</text:span></text:p>
      <text:p text:style-name="P142"><text:span text:style-name="T1171"><text:tab/><text:tab/><text:tab/><text:tab/>"questionnaireList": [{</text:span></text:p>
      <text:p text:style-name="P142"><text:span text:style-name="T1171"><text:tab/><text:tab/><text:tab/><text:tab/><text:tab/>"qID": "Q101",</text:span></text:p>
      <text:p text:style-name="P142"><text:span text:style-name="T1171"><text:tab/><text:tab/><text:tab/><text:tab/><text:tab/>"name": "Question1",</text:span></text:p>
      <text:p text:style-name="P142"><text:span text:style-name="T1171"><text:tab/><text:tab/><text:tab/><text:tab/><text:tab/>"comment": null,</text:span></text:p>
      <text:p text:style-name="P142"><text:span text:style-name="T1171"><text:tab/><text:tab/><text:tab/><text:tab/><text:tab/>"rating": null</text:span></text:p>
      <text:p text:style-name="P142"><text:span text:style-name="T1171"><text:tab/><text:tab/><text:tab/><text:tab/>}, {</text:span></text:p>
      <text:p text:style-name="P142"><text:span text:style-name="T1171"><text:tab/><text:tab/><text:tab/><text:tab/><text:tab/>"qID": "Q102",</text:span></text:p>
      <text:p text:style-name="P142"><text:span text:style-name="T1171"><text:tab/><text:tab/><text:tab/><text:tab/><text:tab/>"name": "Question2",</text:span></text:p>
      <text:p text:style-name="P142"><text:span text:style-name="T1171"><text:tab/><text:tab/><text:tab/><text:tab/><text:tab/>"comment": null,</text:span></text:p>
      <text:p text:style-name="P142"><text:span text:style-name="T1171"><text:tab/><text:tab/><text:tab/><text:tab/><text:tab/>"rating": null</text:span></text:p>
      <text:p text:style-name="P142"><text:span text:style-name="T1171"><text:tab/><text:tab/><text:tab/><text:tab/>}, {</text:span></text:p>
      <text:p text:style-name="P142"><text:span text:style-name="T1171"><text:tab/><text:tab/><text:tab/><text:tab/><text:tab/>"qID": "Q103",</text:span></text:p>
      <text:p text:style-name="P142"><text:span text:style-name="T1171"><text:tab/><text:tab/><text:tab/><text:tab/><text:tab/>"name": "Question3",</text:span></text:p>
      <text:p text:style-name="P142"><text:span text:style-name="T1171"><text:tab/><text:tab/><text:tab/><text:tab/><text:tab/>"comment": null,</text:span></text:p>
      <text:p text:style-name="P142"><text:span text:style-name="T1171"><text:tab/><text:tab/><text:tab/><text:tab/><text:tab/>"rating": null</text:span></text:p>
      <text:p text:style-name="P142"><text:span text:style-name="T1171"><text:tab/><text:tab/><text:tab/><text:tab/>}]</text:span></text:p>
      <text:p text:style-name="P142"><text:span text:style-name="T1171"><text:tab/><text:tab/><text:tab/>}, {</text:span></text:p>
      <text:p text:style-name="P142"><text:span text:style-name="T1171"><text:tab/><text:tab/><text:tab/><text:tab/>"principleID": "P102",</text:span></text:p>
      <text:p text:style-name="P142"><text:span text:style-name="T1171"><text:tab/><text:tab/><text:tab/><text:tab/>"principleName": "Core Java",</text:span></text:p>
      <text:p text:style-name="P142"><text:span text:style-name="T1171"><text:tab/><text:tab/><text:tab/><text:tab/>"questionnaireList": [{</text:span></text:p>
      <text:p text:style-name="P142"><text:span text:style-name="T1171"><text:tab/><text:tab/><text:tab/><text:tab/><text:tab/>"qID": "Q201",</text:span></text:p>
      <text:p text:style-name="P142"><text:span text:style-name="T1171"><text:tab/><text:tab/><text:tab/><text:tab/><text:tab/>"name": "Question1",</text:span></text:p>
      <text:p text:style-name="P142"><text:span text:style-name="T1171"><text:tab/><text:tab/><text:tab/><text:tab/><text:tab/>"comment": null,</text:span></text:p>
      <text:p text:style-name="P142"><text:span text:style-name="T1171"><text:tab/><text:tab/><text:tab/><text:tab/><text:tab/>"rating": null</text:span></text:p>
      <text:p text:style-name="P142"><text:span text:style-name="T1171"><text:tab/><text:tab/><text:tab/><text:tab/>}, {</text:span></text:p>
      <text:p text:style-name="P142"><text:span text:style-name="T1171"><text:tab/><text:tab/><text:tab/><text:tab/><text:tab/>"qID": "Q202",</text:span></text:p>
      <text:p text:style-name="P142"><text:span text:style-name="T1171"><text:tab/><text:tab/><text:tab/><text:tab/><text:tab/>"name": "Question2",</text:span></text:p>
      <text:p text:style-name="P142"><text:span text:style-name="T1171"><text:tab/><text:tab/><text:tab/><text:tab/><text:tab/>"comment": null,</text:span></text:p>
      <text:p text:style-name="P142"><text:span text:style-name="T1171"><text:tab/><text:tab/><text:tab/><text:tab/><text:tab/>"rating": null</text:span></text:p>
      <text:p text:style-name="P142"><text:span text:style-name="T1171"><text:tab/><text:tab/><text:tab/><text:tab/>}, {</text:span></text:p>
      <text:p text:style-name="P142"><text:span text:style-name="T1171"><text:tab/><text:tab/><text:tab/><text:tab/><text:tab/>"qID": "Q303",</text:span></text:p>
      <text:p text:style-name="P142"><text:span text:style-name="T1171"><text:tab/><text:tab/><text:tab/><text:tab/><text:tab/>"name": "Question3",</text:span></text:p>
      <text:p text:style-name="P142"><text:span text:style-name="T1171"><text:tab/><text:tab/><text:tab/><text:tab/><text:tab/>"comment": null,</text:span></text:p>
      <text:p text:style-name="P142"><text:span text:style-name="T1171"><text:tab/><text:tab/><text:tab/><text:tab/><text:tab/>"rating": null</text:span></text:p>
      <text:p text:style-name="P142"><text:span text:style-name="T1171"><text:tab/><text:tab/><text:tab/><text:tab/>}]</text:span></text:p>
      <text:p text:style-name="P142"><text:span text:style-name="T1171"><text:tab/><text:tab/><text:tab/>}]</text:span></text:p>
      <text:p text:style-name="P142"><text:span text:style-name="T1171"><text:tab/><text:tab/>}]</text:span></text:p>
      <text:p text:style-name="P142"><text:span text:style-name="T1171"><text:tab/>}, {</text:span></text:p>
      <text:p text:style-name="P142"><text:span text:style-name="T1171"><text:tab/><text:tab/>"templateID": "6a2382cf56594e00a6baeeb5ff7ce660",</text:span></text:p>
      <text:p text:style-name="P142"><text:span text:style-name="T1171"><text:tab/><text:tab/>"templateName": "shadi",</text:span></text:p>
      <text:p text:style-name="P142"><text:span text:style-name="T1171"><text:tab/><text:tab/>"categoryList": [{</text:span></text:p>
      <text:p text:style-name="P142"><text:span text:style-name="T1171"><text:tab/><text:tab/><text:tab/>"catrgoryID": "categoryID",</text:span></text:p>
      <text:p text:style-name="P142"><text:span text:style-name="T1171"><text:tab/><text:tab/><text:tab/>"catrgoryName": "catrgoryName",</text:span></text:p>
      <text:p text:style-name="P142"><text:span text:style-name="T1171"><text:tab/><text:tab/><text:tab/>"principleList": [{</text:span></text:p>
      <text:p text:style-name="P142"><text:span text:style-name="T1171"><text:tab/><text:tab/><text:tab/><text:tab/>"principleID": "principleID",</text:span></text:p>
      <text:p text:style-name="P142"><text:span text:style-name="T1171"><text:tab/><text:tab/><text:tab/><text:tab/>"principleName": "principleName",</text:span></text:p>
      <text:p text:style-name="P142"><text:span text:style-name="T1171"><text:tab/><text:tab/><text:tab/><text:tab/>"questionnaireList": [{</text:span></text:p>
      <text:p text:style-name="P142"><text:span text:style-name="T1171"><text:tab/><text:tab/><text:tab/><text:tab/><text:tab/>"qID": "qID",</text:span></text:p>
      <text:p text:style-name="P142"><text:span text:style-name="T1171"><text:tab/><text:tab/><text:tab/><text:tab/><text:tab/>"name": "name",</text:span></text:p>
      <text:p text:style-name="P142"><text:span text:style-name="T1171"><text:tab/><text:tab/><text:tab/><text:tab/><text:tab/>"comment": null,</text:span></text:p>
      <text:p text:style-name="P142"><text:span text:style-name="T1171"><text:tab/><text:tab/><text:tab/><text:tab/><text:tab/>"rating": null</text:span></text:p>
      <text:p text:style-name="P142"><text:span text:style-name="T1171"><text:tab/><text:tab/><text:tab/><text:tab/>}, {</text:span></text:p>
      <text:p text:style-name="P142"><text:span text:style-name="T1171"><text:tab/><text:tab/><text:tab/><text:tab/><text:tab/>"qID": "qID",</text:span></text:p>
      <text:p text:style-name="P142"><text:span text:style-name="T1171"><text:tab/><text:tab/><text:tab/><text:tab/><text:tab/>"name": "name1",</text:span></text:p>
      <text:p text:style-name="P142"><text:span text:style-name="T1171"><text:tab/><text:tab/><text:tab/><text:tab/><text:tab/>"comment": null,</text:span></text:p>
      <text:p text:style-name="P142"><text:span text:style-name="T1171"><text:tab/><text:tab/><text:tab/><text:tab/><text:tab/>"rating": null</text:span></text:p>
      <text:p text:style-name="P142"><text:span text:style-name="T1171"><text:tab/><text:tab/><text:tab/><text:tab/>}, {</text:span></text:p>
      <text:p text:style-name="P142"><text:span text:style-name="T1171"><text:tab/><text:tab/><text:tab/><text:tab/><text:tab/>"qID": "qID",</text:span></text:p>
      <text:p text:style-name="P142"><text:span text:style-name="T1171"><text:tab/><text:tab/><text:tab/><text:tab/><text:tab/>"name": "name2",</text:span></text:p>
      <text:p text:style-name="P142"><text:span text:style-name="T1171"><text:tab/><text:tab/><text:tab/><text:tab/><text:tab/>"comment": null,</text:span></text:p>
      <text:p text:style-name="P142"><text:span text:style-name="T1171"><text:tab/><text:tab/><text:tab/><text:tab/><text:tab/>"rating": null</text:span></text:p>
      <text:p text:style-name="P142"><text:span text:style-name="T1171"><text:tab/><text:tab/><text:tab/><text:tab/>}]</text:span></text:p>
      <text:p text:style-name="P142"><text:span text:style-name="T1171"><text:tab/><text:tab/><text:tab/>}]</text:span></text:p>
      <text:p text:style-name="P142"><text:span text:style-name="T1171"><text:tab/><text:tab/>}]</text:span></text:p>
      <text:p text:style-name="P142"><text:span text:style-name="T1171"><text:tab/>}]</text:span></text:p>
      <text:p text:style-name="P142"><text:span text:style-name="T117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